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138.39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121.41pt"/>
    </style:style>
    <style:style style:name="co9" style:family="table-column">
      <style:table-column-properties fo:break-before="auto" style:column-width="113.7pt"/>
    </style:style>
    <style:style style:name="co10" style:family="table-column">
      <style:table-column-properties fo:break-before="auto" style:column-width="99.81pt"/>
    </style:style>
    <style:style style:name="co11" style:family="table-column">
      <style:table-column-properties fo:break-before="auto" style:column-width="110.61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92.86pt"/>
    </style:style>
    <style:style style:name="co1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1ffd2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c1ffd2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 style:data-style-name="N2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fecb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 style:data-style-name="N2">
      <style:table-cell-properties fo:background-color="#fffecb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fecb" style:text-align-source="fix" style:repeat-content="false"/>
      <style:paragraph-properties fo:text-align="center" fo:margin-left="0pt"/>
    </style:style>
    <style:style style:name="ce36" style:family="table-cell" style:parent-style-name="Default" style:data-style-name="N1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1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eeeeee"/>
    </style:style>
    <style:style style:name="ce19" style:family="table-cell" style:parent-style-name="Default">
      <style:table-cell-properties fo:background-color="#fffecb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ecb"/>
    </style:style>
    <style:style style:name="ce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7" table:default-cell-style-name="ce1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Input Size (MB)</text:p>
          </table:table-cell>
          <table:table-cell office:value-type="string" calcext:value-type="string">
            <text:p>Dictionary Size (MB) (GC-IS)</text:p>
          </table:table-cell>
          <table:table-cell office:value-type="string" calcext:value-type="string">
            <text:p>Compression Ratio (GC-IS)</text:p>
          </table:table-cell>
          <table:table-cell office:value-type="string" calcext:value-type="string">
            <text:p>Compress Time (GC-IS)</text:p>
          </table:table-cell>
          <table:table-cell office:value-type="string" calcext:value-type="string">
            <text:p>Decompress Time (GC-IS)</text:p>
          </table:table-cell>
          <table:table-cell office:value-type="string" calcext:value-type="string">
            <text:p>Codec Ok (GC-IS)</text:p>
          </table:table-cell>
          <table:table-cell office:value-type="string" calcext:value-type="string">
            <text:p>Dictionary Size (MB) (7z)</text:p>
          </table:table-cell>
          <table:table-cell office:value-type="string" calcext:value-type="string">
            <text:p>Compression Ratio (7z)</text:p>
          </table:table-cell>
          <table:table-cell office:value-type="string" calcext:value-type="string">
            <text:p>Compress Time (7z)</text:p>
          </table:table-cell>
          <table:table-cell office:value-type="string" calcext:value-type="string">
            <text:p>Decompress Time (7z)</text:p>
          </table:table-cell>
          <table:table-cell office:value-type="string" calcext:value-type="string">
            <text:p>Codec Ok (7z)</text:p>
          </table:table-cell>
          <table:table-cell office:value-type="string" calcext:value-type="string">
            <text:p>Dictionary Size (MB) (gz)</text:p>
          </table:table-cell>
          <table:table-cell office:value-type="string" calcext:value-type="string">
            <text:p>Compression Ratio (gz)</text:p>
          </table:table-cell>
          <table:table-cell office:value-type="string" calcext:value-type="string">
            <text:p>Compress Time (gz)</text:p>
          </table:table-cell>
          <table:table-cell office:value-type="string" calcext:value-type="string">
            <text:p>Decompress Time (gz)</text:p>
          </table:table-cell>
          <table:table-cell office:value-type="string" calcext:value-type="string">
            <text:p>Codec Ok (gz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cere</text:p>
          </table:table-cell>
          <table:table-cell table:style-name="ce4" office:value-type="float" office:value="461.286644" calcext:value-type="float">
            <text:p>461.286644</text:p>
          </table:table-cell>
          <table:table-cell table:style-name="ce4" office:value-type="float" office:value="21.728385" calcext:value-type="float">
            <text:p>21.728385</text:p>
          </table:table-cell>
          <table:table-cell table:style-name="ce4" office:value-type="float" office:value="4.71038675899751" calcext:value-type="float">
            <text:p>4.71038675899751</text:p>
          </table:table-cell>
          <table:table-cell table:style-name="ce4" office:value-type="float" office:value="46.4658915996552" calcext:value-type="float">
            <text:p>46.4658915996552</text:p>
          </table:table-cell>
          <table:table-cell table:style-name="ce4" office:value-type="float" office:value="30.3056881427765" calcext:value-type="float">
            <text:p>30.3056881427765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8.402542" calcext:value-type="float">
            <text:p>8.402542</text:p>
          </table:table-cell>
          <table:table-cell table:style-name="ce4" office:value-type="float" office:value="1.82154460990637" calcext:value-type="float">
            <text:p>1.82154460990637</text:p>
          </table:table-cell>
          <table:table-cell table:style-name="ce4" office:value-type="float" office:value="368.35771894455" calcext:value-type="float">
            <text:p>368.35771894455</text:p>
          </table:table-cell>
          <table:table-cell table:style-name="ce4" office:value-type="float" office:value="1.41804528236389" calcext:value-type="float">
            <text:p>1.41804528236389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125.20836" calcext:value-type="float">
            <text:p>125.20836</text:p>
          </table:table-cell>
          <table:table-cell table:style-name="ce4" office:value-type="float" office:value="27.143287504331" calcext:value-type="float">
            <text:p>27.143287504331</text:p>
          </table:table-cell>
          <table:table-cell table:style-name="ce4" office:value-type="float" office:value="51.6520154476166" calcext:value-type="float">
            <text:p>51.6520154476166</text:p>
          </table:table-cell>
          <table:table-cell table:style-name="ce4" office:value-type="float" office:value="3.02730488777161" calcext:value-type="float">
            <text:p>3.02730488777161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coreutils</text:p>
          </table:table-cell>
          <table:table-cell table:style-name="ce4" office:value-type="float" office:value="205.281778" calcext:value-type="float">
            <text:p>205.281778</text:p>
          </table:table-cell>
          <table:table-cell table:style-name="ce4" office:value-type="float" office:value="11.311027" calcext:value-type="float">
            <text:p>11.311027</text:p>
          </table:table-cell>
          <table:table-cell table:style-name="ce4" office:value-type="float" office:value="5.51000050282105" calcext:value-type="float">
            <text:p>5.51000050282105</text:p>
          </table:table-cell>
          <table:table-cell table:style-name="ce4" office:value-type="float" office:value="20.0870609283447" calcext:value-type="float">
            <text:p>20.0870609283447</text:p>
          </table:table-cell>
          <table:table-cell table:style-name="ce4" office:value-type="float" office:value="21.5976929664612" calcext:value-type="float">
            <text:p>21.5976929664612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23.863276" calcext:value-type="float">
            <text:p>23.863276</text:p>
          </table:table-cell>
          <table:table-cell table:style-name="ce4" office:value-type="float" office:value="11.6246440538916" calcext:value-type="float">
            <text:p>11.6246440538916</text:p>
          </table:table-cell>
          <table:table-cell table:style-name="ce4" office:value-type="float" office:value="55.2446751594543" calcext:value-type="float">
            <text:p>55.2446751594543</text:p>
          </table:table-cell>
          <table:table-cell table:style-name="ce4" office:value-type="float" office:value="1.66535568237305" calcext:value-type="float">
            <text:p>1.66535568237305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50.327043" calcext:value-type="float">
            <text:p>50.327043</text:p>
          </table:table-cell>
          <table:table-cell table:style-name="ce4" office:value-type="float" office:value="24.5160790647478" calcext:value-type="float">
            <text:p>24.5160790647478</text:p>
          </table:table-cell>
          <table:table-cell table:style-name="ce4" office:value-type="float" office:value="6.66295266151428" calcext:value-type="float">
            <text:p>6.66295266151428</text:p>
          </table:table-cell>
          <table:table-cell table:style-name="ce4" office:value-type="float" office:value="1.27087450027466" calcext:value-type="float">
            <text:p>1.27087450027466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dblp.xml.00001.1</text:p>
          </table:table-cell>
          <table:table-cell table:style-name="ce4" office:value-type="float" office:value="104.8576" calcext:value-type="float">
            <text:p>104.8576</text:p>
          </table:table-cell>
          <table:table-cell table:style-name="ce4" office:value-type="float" office:value="0.426175" calcext:value-type="float">
            <text:p>0.426175</text:p>
          </table:table-cell>
          <table:table-cell table:style-name="ce4" office:value-type="float" office:value="0.406432151794434" calcext:value-type="float">
            <text:p>0.406432151794434</text:p>
          </table:table-cell>
          <table:table-cell table:style-name="ce4" office:value-type="float" office:value="9.48208713531494" calcext:value-type="float">
            <text:p>9.48208713531494</text:p>
          </table:table-cell>
          <table:table-cell table:style-name="ce4" office:value-type="float" office:value="8.9684579372406" calcext:value-type="float">
            <text:p>8.9684579372406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0.167992" calcext:value-type="float">
            <text:p>0.167992</text:p>
          </table:table-cell>
          <table:table-cell table:style-name="ce4" office:value-type="float" office:value="0.160209655761719" calcext:value-type="float">
            <text:p>0.160209655761719</text:p>
          </table:table-cell>
          <table:table-cell table:style-name="ce4" office:value-type="float" office:value="15.7343368530273" calcext:value-type="float">
            <text:p>15.7343368530273</text:p>
          </table:table-cell>
          <table:table-cell table:style-name="ce4" office:value-type="float" office:value="0.237438201904297" calcext:value-type="float">
            <text:p>0.237438201904297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18.792163" calcext:value-type="float">
            <text:p>18.792163</text:p>
          </table:table-cell>
          <table:table-cell table:style-name="ce4" office:value-type="float" office:value="17.9216032028198" calcext:value-type="float">
            <text:p>17.9216032028198</text:p>
          </table:table-cell>
          <table:table-cell table:style-name="ce4" office:value-type="float" office:value="2.29113817214966" calcext:value-type="float">
            <text:p>2.29113817214966</text:p>
          </table:table-cell>
          <table:table-cell table:style-name="ce4" office:value-type="float" office:value="0.557202339172363" calcext:value-type="float">
            <text:p>0.557202339172363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dblp.xml.00001.2</text:p>
          </table:table-cell>
          <table:table-cell table:style-name="ce4" office:value-type="float" office:value="104.8576" calcext:value-type="float">
            <text:p>104.8576</text:p>
          </table:table-cell>
          <table:table-cell table:style-name="ce4" office:value-type="float" office:value="0.425607" calcext:value-type="float">
            <text:p>0.425607</text:p>
          </table:table-cell>
          <table:table-cell table:style-name="ce4" office:value-type="float" office:value="0.405890464782715" calcext:value-type="float">
            <text:p>0.405890464782715</text:p>
          </table:table-cell>
          <table:table-cell table:style-name="ce4" office:value-type="float" office:value="9.45000839233398" calcext:value-type="float">
            <text:p>9.45000839233398</text:p>
          </table:table-cell>
          <table:table-cell table:style-name="ce4" office:value-type="float" office:value="9.00826573371887" calcext:value-type="float">
            <text:p>9.00826573371887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0.167129" calcext:value-type="float">
            <text:p>0.167129</text:p>
          </table:table-cell>
          <table:table-cell table:style-name="ce4" office:value-type="float" office:value="0.15938663482666" calcext:value-type="float">
            <text:p>0.15938663482666</text:p>
          </table:table-cell>
          <table:table-cell table:style-name="ce4" office:value-type="float" office:value="15.7276339530945" calcext:value-type="float">
            <text:p>15.7276339530945</text:p>
          </table:table-cell>
          <table:table-cell table:style-name="ce4" office:value-type="float" office:value="0.234421730041504" calcext:value-type="float">
            <text:p>0.234421730041504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18.942096" calcext:value-type="float">
            <text:p>18.942096</text:p>
          </table:table-cell>
          <table:table-cell table:style-name="ce4" office:value-type="float" office:value="18.0645904541016" calcext:value-type="float">
            <text:p>18.0645904541016</text:p>
          </table:table-cell>
          <table:table-cell table:style-name="ce4" office:value-type="float" office:value="2.39289236068726" calcext:value-type="float">
            <text:p>2.39289236068726</text:p>
          </table:table-cell>
          <table:table-cell table:style-name="ce4" office:value-type="float" office:value="0.593446969985962" calcext:value-type="float">
            <text:p>0.593446969985962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dblp.xml.0001.1</text:p>
          </table:table-cell>
          <table:table-cell table:style-name="ce4" office:value-type="float" office:value="104.8576" calcext:value-type="float">
            <text:p>104.8576</text:p>
          </table:table-cell>
          <table:table-cell table:style-name="ce4" office:value-type="float" office:value="0.860025" calcext:value-type="float">
            <text:p>0.860025</text:p>
          </table:table-cell>
          <table:table-cell table:style-name="ce4" office:value-type="float" office:value="0.820183753967285" calcext:value-type="float">
            <text:p>0.820183753967285</text:p>
          </table:table-cell>
          <table:table-cell table:style-name="ce4" office:value-type="float" office:value="9.90641212463379" calcext:value-type="float">
            <text:p>9.90641212463379</text:p>
          </table:table-cell>
          <table:table-cell table:style-name="ce4" office:value-type="float" office:value="8.87611627578735" calcext:value-type="float">
            <text:p>8.87611627578735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0.204089" calcext:value-type="float">
            <text:p>0.204089</text:p>
          </table:table-cell>
          <table:table-cell table:style-name="ce4" office:value-type="float" office:value="0.194634437561035" calcext:value-type="float">
            <text:p>0.194634437561035</text:p>
          </table:table-cell>
          <table:table-cell table:style-name="ce4" office:value-type="float" office:value="15.9720916748047" calcext:value-type="float">
            <text:p>15.9720916748047</text:p>
          </table:table-cell>
          <table:table-cell table:style-name="ce4" office:value-type="float" office:value="0.234897613525391" calcext:value-type="float">
            <text:p>0.234897613525391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18.820949" calcext:value-type="float">
            <text:p>18.820949</text:p>
          </table:table-cell>
          <table:table-cell table:style-name="ce4" office:value-type="float" office:value="17.9490556716919" calcext:value-type="float">
            <text:p>17.9490556716919</text:p>
          </table:table-cell>
          <table:table-cell table:style-name="ce4" office:value-type="float" office:value="2.25559544563293" calcext:value-type="float">
            <text:p>2.25559544563293</text:p>
          </table:table-cell>
          <table:table-cell table:style-name="ce4" office:value-type="float" office:value="0.557987213134766" calcext:value-type="float">
            <text:p>0.557987213134766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dblp.xml.0001.2</text:p>
          </table:table-cell>
          <table:table-cell table:style-name="ce4" office:value-type="float" office:value="104.8576" calcext:value-type="float">
            <text:p>104.8576</text:p>
          </table:table-cell>
          <table:table-cell table:style-name="ce4" office:value-type="float" office:value="0.842585" calcext:value-type="float">
            <text:p>0.842585</text:p>
          </table:table-cell>
          <table:table-cell table:style-name="ce4" office:value-type="float" office:value="0.80355167388916" calcext:value-type="float">
            <text:p>0.80355167388916</text:p>
          </table:table-cell>
          <table:table-cell table:style-name="ce4" office:value-type="float" office:value="9.66918611526489" calcext:value-type="float">
            <text:p>9.66918611526489</text:p>
          </table:table-cell>
          <table:table-cell table:style-name="ce4" office:value-type="float" office:value="9.10307908058167" calcext:value-type="float">
            <text:p>9.10307908058167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0.196108" calcext:value-type="float">
            <text:p>0.196108</text:p>
          </table:table-cell>
          <table:table-cell table:style-name="ce4" office:value-type="float" office:value="0.187023162841797" calcext:value-type="float">
            <text:p>0.187023162841797</text:p>
          </table:table-cell>
          <table:table-cell table:style-name="ce4" office:value-type="float" office:value="16.6998558044434" calcext:value-type="float">
            <text:p>16.6998558044434</text:p>
          </table:table-cell>
          <table:table-cell table:style-name="ce4" office:value-type="float" office:value="0.295931577682495" calcext:value-type="float">
            <text:p>0.295931577682495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20.291917" calcext:value-type="float">
            <text:p>20.291917</text:p>
          </table:table-cell>
          <table:table-cell table:style-name="ce4" office:value-type="float" office:value="19.3518800735474" calcext:value-type="float">
            <text:p>19.3518800735474</text:p>
          </table:table-cell>
          <table:table-cell table:style-name="ce4" office:value-type="float" office:value="2.51715564727783" calcext:value-type="float">
            <text:p>2.51715564727783</text:p>
          </table:table-cell>
          <table:table-cell table:style-name="ce4" office:value-type="float" office:value="0.663922548294067" calcext:value-type="float">
            <text:p>0.663922548294067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dna.001.1</text:p>
          </table:table-cell>
          <table:table-cell table:style-name="ce4" office:value-type="float" office:value="104.8576" calcext:value-type="float">
            <text:p>104.8576</text:p>
          </table:table-cell>
          <table:table-cell table:style-name="ce4" office:value-type="float" office:value="3.928907" calcext:value-type="float">
            <text:p>3.928907</text:p>
          </table:table-cell>
          <table:table-cell table:style-name="ce4" office:value-type="float" office:value="3.74689769744873" calcext:value-type="float">
            <text:p>3.74689769744873</text:p>
          </table:table-cell>
          <table:table-cell table:style-name="ce4" office:value-type="float" office:value="9.50709319114685" calcext:value-type="float">
            <text:p>9.50709319114685</text:p>
          </table:table-cell>
          <table:table-cell table:style-name="ce4" office:value-type="float" office:value="10.2438101768494" calcext:value-type="float">
            <text:p>10.2438101768494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0.536812" calcext:value-type="float">
            <text:p>0.536812</text:p>
          </table:table-cell>
          <table:table-cell table:style-name="ce4" office:value-type="float" office:value="0.511943817138672" calcext:value-type="float">
            <text:p>0.511943817138672</text:p>
          </table:table-cell>
          <table:table-cell table:style-name="ce4" office:value-type="float" office:value="39.3785979747772" calcext:value-type="float">
            <text:p>39.3785979747772</text:p>
          </table:table-cell>
          <table:table-cell table:style-name="ce4" office:value-type="float" office:value="0.254200220108032" calcext:value-type="float">
            <text:p>0.254200220108032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29.680797" calcext:value-type="float">
            <text:p>29.680797</text:p>
          </table:table-cell>
          <table:table-cell table:style-name="ce4" office:value-type="float" office:value="28.3058137893677" calcext:value-type="float">
            <text:p>28.3058137893677</text:p>
          </table:table-cell>
          <table:table-cell table:style-name="ce4" office:value-type="float" office:value="11.8357141017914" calcext:value-type="float">
            <text:p>11.8357141017914</text:p>
          </table:table-cell>
          <table:table-cell table:style-name="ce4" office:value-type="float" office:value="0.701223611831665" calcext:value-type="float">
            <text:p>0.701223611831665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einstein.de.txt</text:p>
          </table:table-cell>
          <table:table-cell table:style-name="ce4" office:value-type="float" office:value="92.758441" calcext:value-type="float">
            <text:p>92.758441</text:p>
          </table:table-cell>
          <table:table-cell table:style-name="ce4" office:value-type="float" office:value="0.269231" calcext:value-type="float">
            <text:p>0.269231</text:p>
          </table:table-cell>
          <table:table-cell table:style-name="ce4" office:value-type="float" office:value="0.290249595721429" calcext:value-type="float">
            <text:p>0.290249595721429</text:p>
          </table:table-cell>
          <table:table-cell table:style-name="ce4" office:value-type="float" office:value="8.83670544624329" calcext:value-type="float">
            <text:p>8.83670544624329</text:p>
          </table:table-cell>
          <table:table-cell table:style-name="ce4" office:value-type="float" office:value="8.96119356155396" calcext:value-type="float">
            <text:p>8.96119356155396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0.099537" calcext:value-type="float">
            <text:p>0.099537</text:p>
          </table:table-cell>
          <table:table-cell table:style-name="ce4" office:value-type="float" office:value="0.107307754342271" calcext:value-type="float">
            <text:p>0.107307754342271</text:p>
          </table:table-cell>
          <table:table-cell table:style-name="ce4" office:value-type="float" office:value="10.3186848163605" calcext:value-type="float">
            <text:p>10.3186848163605</text:p>
          </table:table-cell>
          <table:table-cell table:style-name="ce4" office:value-type="float" office:value="0.212017297744751" calcext:value-type="float">
            <text:p>0.212017297744751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28.920791" calcext:value-type="float">
            <text:p>28.920791</text:p>
          </table:table-cell>
          <table:table-cell table:style-name="ce4" office:value-type="float" office:value="31.1786083166275" calcext:value-type="float">
            <text:p>31.1786083166275</text:p>
          </table:table-cell>
          <table:table-cell table:style-name="ce4" office:value-type="float" office:value="4.08819913864136" calcext:value-type="float">
            <text:p>4.08819913864136</text:p>
          </table:table-cell>
          <table:table-cell table:style-name="ce4" office:value-type="float" office:value="0.632184505462647" calcext:value-type="float">
            <text:p>0.632184505462647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einstein.en.txt</text:p>
          </table:table-cell>
          <table:table-cell table:style-name="ce4" office:value-type="float" office:value="467.626544" calcext:value-type="float">
            <text:p>467.626544</text:p>
          </table:table-cell>
          <table:table-cell table:style-name="ce4" office:value-type="float" office:value="0.952931" calcext:value-type="float">
            <text:p>0.952931</text:p>
          </table:table-cell>
          <table:table-cell table:style-name="ce4" office:value-type="float" office:value="0.203780348277235" calcext:value-type="float">
            <text:p>0.203780348277235</text:p>
          </table:table-cell>
          <table:table-cell table:style-name="ce4" office:value-type="float" office:value="52.7958278656006" calcext:value-type="float">
            <text:p>52.7958278656006</text:p>
          </table:table-cell>
          <table:table-cell table:style-name="ce4" office:value-type="float" office:value="46.5695016384125" calcext:value-type="float">
            <text:p>46.5695016384125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0.330053" calcext:value-type="float">
            <text:p>0.330053</text:p>
          </table:table-cell>
          <table:table-cell table:style-name="ce4" office:value-type="float" office:value="0.0705804673055514" calcext:value-type="float">
            <text:p>0.070580467305552</text:p>
          </table:table-cell>
          <table:table-cell table:style-name="ce4" office:value-type="float" office:value="53.7644875049591" calcext:value-type="float">
            <text:p>53.7644875049591</text:p>
          </table:table-cell>
          <table:table-cell table:style-name="ce4" office:value-type="float" office:value="0.967984437942505" calcext:value-type="float">
            <text:p>0.967984437942505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164.043679" calcext:value-type="float">
            <text:p>164.043679</text:p>
          </table:table-cell>
          <table:table-cell table:style-name="ce4" office:value-type="float" office:value="35.0800614517725" calcext:value-type="float">
            <text:p>35.0800614517725</text:p>
          </table:table-cell>
          <table:table-cell table:style-name="ce4" office:value-type="float" office:value="21.3925764560699" calcext:value-type="float">
            <text:p>21.3925764560699</text:p>
          </table:table-cell>
          <table:table-cell table:style-name="ce4" office:value-type="float" office:value="3.38631963729858" calcext:value-type="float">
            <text:p>3.38631963729858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english.001.2</text:p>
          </table:table-cell>
          <table:table-cell table:style-name="ce4" office:value-type="float" office:value="104.8576" calcext:value-type="float">
            <text:p>104.8576</text:p>
          </table:table-cell>
          <table:table-cell table:style-name="ce4" office:value-type="float" office:value="4.635059" calcext:value-type="float">
            <text:p>4.635059</text:p>
          </table:table-cell>
          <table:table-cell table:style-name="ce4" office:value-type="float" office:value="4.42033672332764" calcext:value-type="float">
            <text:p>4.42033672332764</text:p>
          </table:table-cell>
          <table:table-cell table:style-name="ce4" office:value-type="float" office:value="11.4272694587708" calcext:value-type="float">
            <text:p>11.4272694587708</text:p>
          </table:table-cell>
          <table:table-cell table:style-name="ce4" office:value-type="float" office:value="12.4879519939423" calcext:value-type="float">
            <text:p>12.4879519939423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0.572687" calcext:value-type="float">
            <text:p>0.572687</text:p>
          </table:table-cell>
          <table:table-cell table:style-name="ce4" office:value-type="float" office:value="0.546156883239746" calcext:value-type="float">
            <text:p>0.546156883239746</text:p>
          </table:table-cell>
          <table:table-cell table:style-name="ce4" office:value-type="float" office:value="23.553263425827" calcext:value-type="float">
            <text:p>23.553263425827</text:p>
          </table:table-cell>
          <table:table-cell table:style-name="ce4" office:value-type="float" office:value="0.270166158676147" calcext:value-type="float">
            <text:p>0.270166158676147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44.794435" calcext:value-type="float">
            <text:p>44.794435</text:p>
          </table:table-cell>
          <table:table-cell table:style-name="ce4" office:value-type="float" office:value="42.7193021774292" calcext:value-type="float">
            <text:p>42.7193021774292</text:p>
          </table:table-cell>
          <table:table-cell table:style-name="ce4" office:value-type="float" office:value="6.37035322189331" calcext:value-type="float">
            <text:p>6.37035322189331</text:p>
          </table:table-cell>
          <table:table-cell table:style-name="ce4" office:value-type="float" office:value="0.889012098312378" calcext:value-type="float">
            <text:p>0.889012098312378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Escherichia_Coli</text:p>
          </table:table-cell>
          <table:table-cell table:style-name="ce4" office:value-type="float" office:value="112.689515" calcext:value-type="float">
            <text:p>112.689515</text:p>
          </table:table-cell>
          <table:table-cell table:style-name="ce4" office:value-type="float" office:value="16.282381" calcext:value-type="float">
            <text:p>16.282381</text:p>
          </table:table-cell>
          <table:table-cell table:style-name="ce4" office:value-type="float" office:value="14.4488872811282" calcext:value-type="float">
            <text:p>14.4488872811282</text:p>
          </table:table-cell>
          <table:table-cell table:style-name="ce4" office:value-type="float" office:value="11.8891170024872" calcext:value-type="float">
            <text:p>11.8891170024872</text:p>
          </table:table-cell>
          <table:table-cell table:style-name="ce4" office:value-type="float" office:value="12.8019082546234" calcext:value-type="float">
            <text:p>12.8019082546234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7.387182" calcext:value-type="float">
            <text:p>7.387182</text:p>
          </table:table-cell>
          <table:table-cell table:style-name="ce4" office:value-type="float" office:value="6.55534101819499" calcext:value-type="float">
            <text:p>6.55534101819499</text:p>
          </table:table-cell>
          <table:table-cell table:style-name="ce4" office:value-type="float" office:value="87.3669307231903" calcext:value-type="float">
            <text:p>87.3669307231903</text:p>
          </table:table-cell>
          <table:table-cell table:style-name="ce4" office:value-type="float" office:value="0.628441333770752" calcext:value-type="float">
            <text:p>0.628441333770752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32.576688" calcext:value-type="float">
            <text:p>32.576688</text:p>
          </table:table-cell>
          <table:table-cell table:style-name="ce4" office:value-type="float" office:value="28.908357623156" calcext:value-type="float">
            <text:p>28.908357623156</text:p>
          </table:table-cell>
          <table:table-cell table:style-name="ce4" office:value-type="float" office:value="12.9389073848724" calcext:value-type="float">
            <text:p>12.9389073848724</text:p>
          </table:table-cell>
          <table:table-cell table:style-name="ce4" office:value-type="float" office:value="0.748203039169312" calcext:value-type="float">
            <text:p>0.748203039169312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fib41</text:p>
          </table:table-cell>
          <table:table-cell table:style-name="ce4" office:value-type="float" office:value="267.914296" calcext:value-type="float">
            <text:p>267.914296</text:p>
          </table:table-cell>
          <table:table-cell table:style-name="ce4" office:value-type="float" office:value="0.003923" calcext:value-type="float">
            <text:p>0.003923</text:p>
          </table:table-cell>
          <table:table-cell table:style-name="ce4" office:value-type="float" office:value="0.00146427423193572" calcext:value-type="float">
            <text:p>0.001464274231936</text:p>
          </table:table-cell>
          <table:table-cell table:style-name="ce4" office:value-type="float" office:value="9.76674842834473" calcext:value-type="float">
            <text:p>9.76674842834473</text:p>
          </table:table-cell>
          <table:table-cell table:style-name="ce4" office:value-type="float" office:value="16.4929728507996" calcext:value-type="float">
            <text:p>16.4929728507996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0.974324" calcext:value-type="float">
            <text:p>0.974324</text:p>
          </table:table-cell>
          <table:table-cell table:style-name="ce4" office:value-type="float" office:value="0.363670029762055" calcext:value-type="float">
            <text:p>0.363670029762055</text:p>
          </table:table-cell>
          <table:table-cell table:style-name="ce4" office:value-type="float" office:value="17.4100396633148" calcext:value-type="float">
            <text:p>17.4100396633148</text:p>
          </table:table-cell>
          <table:table-cell table:style-name="ce4" office:value-type="float" office:value="0.747984170913696" calcext:value-type="float">
            <text:p>0.747984170913696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1.935828" calcext:value-type="float">
            <text:p>1.935828</text:p>
          </table:table-cell>
          <table:table-cell table:style-name="ce4" office:value-type="float" office:value="0.722554947198488" calcext:value-type="float">
            <text:p>0.722554947198488</text:p>
          </table:table-cell>
          <table:table-cell table:style-name="ce4" office:value-type="float" office:value="1.73649644851685" calcext:value-type="float">
            <text:p>1.73649644851685</text:p>
          </table:table-cell>
          <table:table-cell table:style-name="ce4" office:value-type="float" office:value="0.983553886413574" calcext:value-type="float">
            <text:p>0.983553886413574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influenza</text:p>
          </table:table-cell>
          <table:table-cell table:style-name="ce4" office:value-type="float" office:value="154.808555" calcext:value-type="float">
            <text:p>154.808555</text:p>
          </table:table-cell>
          <table:table-cell table:style-name="ce4" office:value-type="float" office:value="7.828183" calcext:value-type="float">
            <text:p>7.828183</text:p>
          </table:table-cell>
          <table:table-cell table:style-name="ce4" office:value-type="float" office:value="5.05668630522389" calcext:value-type="float">
            <text:p>5.05668630522389</text:p>
          </table:table-cell>
          <table:table-cell table:style-name="ce4" office:value-type="float" office:value="13.8969030380249" calcext:value-type="float">
            <text:p>13.8969030380249</text:p>
          </table:table-cell>
          <table:table-cell table:style-name="ce4" office:value-type="float" office:value="14.4521124362946" calcext:value-type="float">
            <text:p>14.4521124362946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2.552474" calcext:value-type="float">
            <text:p>2.552474</text:p>
          </table:table-cell>
          <table:table-cell table:style-name="ce4" office:value-type="float" office:value="1.64879389255975" calcext:value-type="float">
            <text:p>1.64879389255975</text:p>
          </table:table-cell>
          <table:table-cell table:style-name="ce4" office:value-type="float" office:value="30.3909447193146" calcext:value-type="float">
            <text:p>30.3909447193146</text:p>
          </table:table-cell>
          <table:table-cell table:style-name="ce4" office:value-type="float" office:value="0.491923809051514" calcext:value-type="float">
            <text:p>0.491923809051514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17.360033" calcext:value-type="float">
            <text:p>17.360033</text:p>
          </table:table-cell>
          <table:table-cell table:style-name="ce4" office:value-type="float" office:value="11.213871869032" calcext:value-type="float">
            <text:p>11.213871869032</text:p>
          </table:table-cell>
          <table:table-cell table:style-name="ce4" office:value-type="float" office:value="7.08766627311707" calcext:value-type="float">
            <text:p>7.08766627311707</text:p>
          </table:table-cell>
          <table:table-cell table:style-name="ce4" office:value-type="float" office:value="0.719628095626831" calcext:value-type="float">
            <text:p>0.719628095626831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kernel</text:p>
          </table:table-cell>
          <table:table-cell table:style-name="ce4" office:value-type="float" office:value="257.961616" calcext:value-type="float">
            <text:p>257.961616</text:p>
          </table:table-cell>
          <table:table-cell table:style-name="ce4" office:value-type="float" office:value="6.189281" calcext:value-type="float">
            <text:p>6.189281</text:p>
          </table:table-cell>
          <table:table-cell table:style-name="ce4" office:value-type="float" office:value="2.39930308081184" calcext:value-type="float">
            <text:p>2.39930308081184</text:p>
          </table:table-cell>
          <table:table-cell table:style-name="ce4" office:value-type="float" office:value="26.0032601356506" calcext:value-type="float">
            <text:p>26.0032601356506</text:p>
          </table:table-cell>
          <table:table-cell table:style-name="ce4" office:value-type="float" office:value="26.1223056316376" calcext:value-type="float">
            <text:p>26.1223056316376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2.123605" calcext:value-type="float">
            <text:p>2.123605</text:p>
          </table:table-cell>
          <table:table-cell table:style-name="ce4" office:value-type="float" office:value="0.823225188665278" calcext:value-type="float">
            <text:p>0.823225188665278</text:p>
          </table:table-cell>
          <table:table-cell table:style-name="ce4" office:value-type="float" office:value="72.9621293544769" calcext:value-type="float">
            <text:p>72.9621293544769</text:p>
          </table:table-cell>
          <table:table-cell table:style-name="ce4" office:value-type="float" office:value="0.644454717636108" calcext:value-type="float">
            <text:p>0.644454717636108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69.680583" calcext:value-type="float">
            <text:p>69.680583</text:p>
          </table:table-cell>
          <table:table-cell table:style-name="ce4" office:value-type="float" office:value="27.0119966220091" calcext:value-type="float">
            <text:p>27.0119966220091</text:p>
          </table:table-cell>
          <table:table-cell table:style-name="ce4" office:value-type="float" office:value="9.06887173652649" calcext:value-type="float">
            <text:p>9.06887173652649</text:p>
          </table:table-cell>
          <table:table-cell table:style-name="ce4" office:value-type="float" office:value="1.69200563430786" calcext:value-type="float">
            <text:p>1.69200563430786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para</text:p>
          </table:table-cell>
          <table:table-cell table:style-name="ce4" office:value-type="float" office:value="429.265758" calcext:value-type="float">
            <text:p>429.265758</text:p>
          </table:table-cell>
          <table:table-cell table:style-name="ce4" office:value-type="float" office:value="23.475079" calcext:value-type="float">
            <text:p>23.475079</text:p>
          </table:table-cell>
          <table:table-cell table:style-name="ce4" office:value-type="float" office:value="5.46865864851955" calcext:value-type="float">
            <text:p>5.46865864851955</text:p>
          </table:table-cell>
          <table:table-cell table:style-name="ce4" office:value-type="float" office:value="44.1307737827301" calcext:value-type="float">
            <text:p>44.1307737827301</text:p>
          </table:table-cell>
          <table:table-cell table:style-name="ce4" office:value-type="float" office:value="47.6574831008911" calcext:value-type="float">
            <text:p>47.6574831008911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10.274715" calcext:value-type="float">
            <text:p>10.274715</text:p>
          </table:table-cell>
          <table:table-cell table:style-name="ce4" office:value-type="float" office:value="2.3935556956304" calcext:value-type="float">
            <text:p>2.3935556956304</text:p>
          </table:table-cell>
          <table:table-cell table:style-name="ce4" office:value-type="float" office:value="360.697942733765" calcext:value-type="float">
            <text:p>360.697942733765</text:p>
          </table:table-cell>
          <table:table-cell table:style-name="ce4" office:value-type="float" office:value="1.57305526733398" calcext:value-type="float">
            <text:p>1.57305526733398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120.429612" calcext:value-type="float">
            <text:p>120.429612</text:p>
          </table:table-cell>
          <table:table-cell table:style-name="ce4" office:value-type="float" office:value="28.054791176705" calcext:value-type="float">
            <text:p>28.054791176705</text:p>
          </table:table-cell>
          <table:table-cell table:style-name="ce4" office:value-type="float" office:value="49.7300410270691" calcext:value-type="float">
            <text:p>49.7300410270691</text:p>
          </table:table-cell>
          <table:table-cell table:style-name="ce4" office:value-type="float" office:value="2.78571724891663" calcext:value-type="float">
            <text:p>2.78571724891663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proteins.001.1</text:p>
          </table:table-cell>
          <table:table-cell table:style-name="ce4" office:value-type="float" office:value="104.8576" calcext:value-type="float">
            <text:p>104.8576</text:p>
          </table:table-cell>
          <table:table-cell table:style-name="ce4" office:value-type="float" office:value="4.601533" calcext:value-type="float">
            <text:p>4.601533</text:p>
          </table:table-cell>
          <table:table-cell table:style-name="ce4" office:value-type="float" office:value="4.3883638381958" calcext:value-type="float">
            <text:p>4.3883638381958</text:p>
          </table:table-cell>
          <table:table-cell table:style-name="ce4" office:value-type="float" office:value="13.2479050159454" calcext:value-type="float">
            <text:p>13.2479050159454</text:p>
          </table:table-cell>
          <table:table-cell table:style-name="ce4" office:value-type="float" office:value="12.3163411617279" calcext:value-type="float">
            <text:p>12.3163411617279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0.622068" calcext:value-type="float">
            <text:p>0.622068</text:p>
          </table:table-cell>
          <table:table-cell table:style-name="ce4" office:value-type="float" office:value="0.593250274658203" calcext:value-type="float">
            <text:p>0.593250274658203</text:p>
          </table:table-cell>
          <table:table-cell table:style-name="ce4" office:value-type="float" office:value="12.1336159706116" calcext:value-type="float">
            <text:p>12.1336159706116</text:p>
          </table:table-cell>
          <table:table-cell table:style-name="ce4" office:value-type="float" office:value="0.270467042922974" calcext:value-type="float">
            <text:p>0.270467042922974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40.398752" calcext:value-type="float">
            <text:p>40.398752</text:p>
          </table:table-cell>
          <table:table-cell table:style-name="ce4" office:value-type="float" office:value="38.5272521972656" calcext:value-type="float">
            <text:p>38.5272521972656</text:p>
          </table:table-cell>
          <table:table-cell table:style-name="ce4" office:value-type="float" office:value="3.67363047599792" calcext:value-type="float">
            <text:p>3.67363047599792</text:p>
          </table:table-cell>
          <table:table-cell table:style-name="ce4" office:value-type="float" office:value="0.853331565856934" calcext:value-type="float">
            <text:p>0.853331565856934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rs.13</text:p>
          </table:table-cell>
          <table:table-cell table:style-name="ce4" office:value-type="float" office:value="216.747218" calcext:value-type="float">
            <text:p>216.747218</text:p>
          </table:table-cell>
          <table:table-cell table:style-name="ce4" office:value-type="float" office:value="0.002879" calcext:value-type="float">
            <text:p>0.002879</text:p>
          </table:table-cell>
          <table:table-cell table:style-name="ce4" office:value-type="float" office:value="0.00132827541066755" calcext:value-type="float">
            <text:p>0.001328275410668</text:p>
          </table:table-cell>
          <table:table-cell table:style-name="ce4" office:value-type="float" office:value="7.53666710853577" calcext:value-type="float">
            <text:p>7.53666710853577</text:p>
          </table:table-cell>
          <table:table-cell table:style-name="ce4" office:value-type="float" office:value="13.6963324546814" calcext:value-type="float">
            <text:p>13.6963324546814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0.353296" calcext:value-type="float">
            <text:p>0.353296</text:p>
          </table:table-cell>
          <table:table-cell table:style-name="ce4" office:value-type="float" office:value="0.162999093257105" calcext:value-type="float">
            <text:p>0.162999093257105</text:p>
          </table:table-cell>
          <table:table-cell table:style-name="ce4" office:value-type="float" office:value="13.4889678955078" calcext:value-type="float">
            <text:p>13.4889678955078</text:p>
          </table:table-cell>
          <table:table-cell table:style-name="ce4" office:value-type="float" office:value="0.4772629737854" calcext:value-type="float">
            <text:p>0.4772629737854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2.230235" calcext:value-type="float">
            <text:p>2.230235</text:p>
          </table:table-cell>
          <table:table-cell table:style-name="ce4" office:value-type="float" office:value="1.02895669000005" calcext:value-type="float">
            <text:p>1.02895669000005</text:p>
          </table:table-cell>
          <table:table-cell table:style-name="ce4" office:value-type="float" office:value="1.51138377189636" calcext:value-type="float">
            <text:p>1.51138377189636</text:p>
          </table:table-cell>
          <table:table-cell table:style-name="ce4" office:value-type="float" office:value="0.703174591064453" calcext:value-type="float">
            <text:p>0.703174591064453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sources.001.2</text:p>
          </table:table-cell>
          <table:table-cell table:style-name="ce4" office:value-type="float" office:value="104.8576" calcext:value-type="float">
            <text:p>104.8576</text:p>
          </table:table-cell>
          <table:table-cell table:style-name="ce4" office:value-type="float" office:value="4.466575" calcext:value-type="float">
            <text:p>4.466575</text:p>
          </table:table-cell>
          <table:table-cell table:style-name="ce4" office:value-type="float" office:value="4.25965785980225" calcext:value-type="float">
            <text:p>4.25965785980225</text:p>
          </table:table-cell>
          <table:table-cell table:style-name="ce4" office:value-type="float" office:value="10.1225523948669" calcext:value-type="float">
            <text:p>10.1225523948669</text:p>
          </table:table-cell>
          <table:table-cell table:style-name="ce4" office:value-type="float" office:value="11.9205644130707" calcext:value-type="float">
            <text:p>11.9205644130707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0.467584" calcext:value-type="float">
            <text:p>0.467584</text:p>
          </table:table-cell>
          <table:table-cell table:style-name="ce4" office:value-type="float" office:value="0.4459228515625" calcext:value-type="float">
            <text:p>0.4459228515625</text:p>
          </table:table-cell>
          <table:table-cell table:style-name="ce4" office:value-type="float" office:value="21.1821863651276" calcext:value-type="float">
            <text:p>21.1821863651276</text:p>
          </table:table-cell>
          <table:table-cell table:style-name="ce4" office:value-type="float" office:value="0.250970602035522" calcext:value-type="float">
            <text:p>0.250970602035522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36.270026" calcext:value-type="float">
            <text:p>36.270026</text:p>
          </table:table-cell>
          <table:table-cell table:style-name="ce4" office:value-type="float" office:value="34.5897922515869" calcext:value-type="float">
            <text:p>34.5897922515869</text:p>
          </table:table-cell>
          <table:table-cell table:style-name="ce4" office:value-type="float" office:value="4.84957933425903" calcext:value-type="float">
            <text:p>4.84957933425903</text:p>
          </table:table-cell>
          <table:table-cell table:style-name="ce4" office:value-type="float" office:value="0.781075477600098" calcext:value-type="float">
            <text:p>0.781075477600098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tm29</text:p>
          </table:table-cell>
          <table:table-cell table:style-name="ce4" office:value-type="float" office:value="268.435456" calcext:value-type="float">
            <text:p>268.435456</text:p>
          </table:table-cell>
          <table:table-cell table:style-name="ce4" office:value-type="float" office:value="0.003663" calcext:value-type="float">
            <text:p>0.003663</text:p>
          </table:table-cell>
          <table:table-cell table:style-name="ce4" office:value-type="float" office:value="0.0013645738363266" calcext:value-type="float">
            <text:p>0.001364573836327</text:p>
          </table:table-cell>
          <table:table-cell table:style-name="ce4" office:value-type="float" office:value="8.84725022315979" calcext:value-type="float">
            <text:p>8.84725022315979</text:p>
          </table:table-cell>
          <table:table-cell table:style-name="ce4" office:value-type="float" office:value="16.2553613185883" calcext:value-type="float">
            <text:p>16.2553613185883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1.926509" calcext:value-type="float">
            <text:p>1.926509</text:p>
          </table:table-cell>
          <table:table-cell table:style-name="ce4" office:value-type="float" office:value="0.717680528759956" calcext:value-type="float">
            <text:p>0.717680528759956</text:p>
          </table:table-cell>
          <table:table-cell table:style-name="ce4" office:value-type="float" office:value="24.8765759468079" calcext:value-type="float">
            <text:p>24.8765759468079</text:p>
          </table:table-cell>
          <table:table-cell table:style-name="ce4" office:value-type="float" office:value="0.742248058319092" calcext:value-type="float">
            <text:p>0.742248058319092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2.470303" calcext:value-type="float">
            <text:p>2.470303</text:p>
          </table:table-cell>
          <table:table-cell table:style-name="ce4" office:value-type="float" office:value="0.920259580016136" calcext:value-type="float">
            <text:p>0.920259580016136</text:p>
          </table:table-cell>
          <table:table-cell table:style-name="ce4" office:value-type="float" office:value="1.79022836685181" calcext:value-type="float">
            <text:p>1.79022836685181</text:p>
          </table:table-cell>
          <table:table-cell table:style-name="ce4" office:value-type="float" office:value="0.860226631164551" calcext:value-type="float">
            <text:p>0.860226631164551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>
          <table:table-cell table:style-name="ce4" office:value-type="string" calcext:value-type="string">
            <text:p>world_leaders</text:p>
          </table:table-cell>
          <table:table-cell table:style-name="ce4" office:value-type="float" office:value="46.968181" calcext:value-type="float">
            <text:p>46.968181</text:p>
          </table:table-cell>
          <table:table-cell table:style-name="ce4" office:value-type="float" office:value="1.680037" calcext:value-type="float">
            <text:p>1.680037</text:p>
          </table:table-cell>
          <table:table-cell table:style-name="ce4" office:value-type="float" office:value="3.57696841612836" calcext:value-type="float">
            <text:p>3.57696841612836</text:p>
          </table:table-cell>
          <table:table-cell table:style-name="ce4" office:value-type="float" office:value="2.8272008895874" calcext:value-type="float">
            <text:p>2.8272008895874</text:p>
          </table:table-cell>
          <table:table-cell table:style-name="ce4" office:value-type="float" office:value="2.83556151390076" calcext:value-type="float">
            <text:p>2.83556151390076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0.653187" calcext:value-type="float">
            <text:p>0.653187</text:p>
          </table:table-cell>
          <table:table-cell table:style-name="ce4" office:value-type="float" office:value="1.39070107909864" calcext:value-type="float">
            <text:p>1.39070107909864</text:p>
          </table:table-cell>
          <table:table-cell table:style-name="ce4" office:value-type="float" office:value="5.94135689735413" calcext:value-type="float">
            <text:p>5.94135689735413</text:p>
          </table:table-cell>
          <table:table-cell table:style-name="ce4" office:value-type="float" office:value="0.144301891326904" calcext:value-type="float">
            <text:p>0.144301891326904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float" office:value="8.387" calcext:value-type="float">
            <text:p>8.387</text:p>
          </table:table-cell>
          <table:table-cell table:style-name="ce4" office:value-type="float" office:value="17.8567698842755" calcext:value-type="float">
            <text:p>17.8567698842755</text:p>
          </table:table-cell>
          <table:table-cell table:style-name="ce4" office:value-type="float" office:value="1.07627940177917" calcext:value-type="float">
            <text:p>1.07627940177917</text:p>
          </table:table-cell>
          <table:table-cell table:style-name="ce4" office:value-type="float" office:value="0.288550138473511" calcext:value-type="float">
            <text:p>0.288550138473511</text:p>
          </table:table-cell>
          <table:table-cell table:style-name="ce13" office:value-type="string" calcext:value-type="string">
            <text:p>True</text:p>
          </table:table-cell>
          <table:table-cell table:style-name="ce4" table:number-columns-repeated="100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ison" table:style-name="ta1">
        <table:table-column table:style-name="co14" table:default-cell-style-name="ce5"/>
        <table:table-column table:style-name="co15" table:default-cell-style-name="ce5"/>
        <table:table-column table:style-name="co13" table:default-cell-style-name="ce1"/>
        <table:table-column table:style-name="co13" table:default-cell-style-name="ce12"/>
        <table:table-column table:style-name="co13" table:default-cell-style-name="ce15"/>
        <table:table-column table:style-name="co13" table:default-cell-style-name="Default"/>
        <table:table-column table:style-name="co13" table:default-cell-style-name="ce18"/>
        <table:table-column table:style-name="co13" table:default-cell-style-name="ce20"/>
        <table:table-column table:style-name="co13" table:default-cell-style-name="Default"/>
        <table:table-column table:style-name="co13" table:default-cell-style-name="ce22"/>
        <table:table-column table:style-name="co13" table:default-cell-style-name="ce20"/>
        <table:table-row table:style-name="ro1">
          <table:table-cell table:style-name="ce23" office:value-type="string" calcext:value-type="string" table:number-columns-spanned="11" table:number-rows-spanned="1">
            <text:p>Pizza Chill Corpus</text:p>
          </table:table-cell>
          <table:covered-table-cell table:number-columns-repeated="2" table:style-name="ce24"/>
          <table:covered-table-cell table:style-name="ce10"/>
          <table:covered-table-cell table:style-name="ce33"/>
          <table:covered-table-cell table:style-name="ce24"/>
          <table:covered-table-cell table:style-name="ce36"/>
          <table:covered-table-cell table:style-name="ce33"/>
          <table:covered-table-cell table:style-name="ce24"/>
          <table:covered-table-cell table:style-name="ce10"/>
          <table:covered-table-cell table:style-name="ce33"/>
        </table:table-row>
        <table:table-row table:style-name="ro1">
          <table:table-cell table:style-name="ce24" table:number-columns-repeated="2"/>
          <table:table-cell table:style-name="ce7" office:value-type="string" calcext:value-type="string" table:number-columns-spanned="3" table:number-rows-spanned="1">
            <text:p>Compression Ratio</text:p>
          </table:table-cell>
          <table:covered-table-cell table:style-name="ce10"/>
          <table:covered-table-cell table:style-name="ce33"/>
          <table:table-cell table:style-name="ce7" office:value-type="string" calcext:value-type="string" table:number-columns-spanned="3" table:number-rows-spanned="1">
            <text:p>Compression Time</text:p>
          </table:table-cell>
          <table:covered-table-cell table:style-name="ce17"/>
          <table:covered-table-cell table:style-name="ce19"/>
          <table:table-cell table:style-name="ce7" office:value-type="string" calcext:value-type="string" table:number-columns-spanned="3" table:number-rows-spanned="1">
            <text:p>Decompression Time</text:p>
          </table:table-cell>
          <table:covered-table-cell table:style-name="ce21"/>
          <table:covered-table-cell table:style-name="ce19"/>
        </table:table-row>
        <table:table-row table:style-name="ro1">
          <table:table-cell table:style-name="ce23" office:value-type="string" calcext:value-type="string">
            <text:p>Experiment</text:p>
          </table:table-cell>
          <table:table-cell table:style-name="ce23" office:value-type="string" calcext:value-type="string">
            <text:p>Size (MB)</text:p>
          </table:table-cell>
          <table:table-cell table:style-name="ce8" office:value-type="string" calcext:value-type="string">
            <text:p>GC-IS</text:p>
          </table:table-cell>
          <table:table-cell table:style-name="ce11" office:value-type="string" calcext:value-type="string">
            <text:p>7Z</text:p>
          </table:table-cell>
          <table:table-cell table:style-name="ce33" office:value-type="string" calcext:value-type="string">
            <text:p>GZIP</text:p>
          </table:table-cell>
          <table:table-cell table:style-name="ce8" office:value-type="string" calcext:value-type="string">
            <text:p>GC-IS</text:p>
          </table:table-cell>
          <table:table-cell table:style-name="ce36" office:value-type="string" calcext:value-type="string">
            <text:p>7Z</text:p>
          </table:table-cell>
          <table:table-cell table:style-name="ce33" office:value-type="string" calcext:value-type="string">
            <text:p>GZIP</text:p>
          </table:table-cell>
          <table:table-cell table:style-name="ce8" office:value-type="string" calcext:value-type="string">
            <text:p>GC-IS</text:p>
          </table:table-cell>
          <table:table-cell table:style-name="ce36" office:value-type="string" calcext:value-type="string">
            <text:p>7Z</text:p>
          </table:table-cell>
          <table:table-cell table:style-name="ce33" office:value-type="string" calcext:value-type="string">
            <text:p>GZIP</text:p>
          </table:table-cell>
        </table:table-row>
        <table:table-row table:style-name="ro1">
          <table:table-cell table:style-name="ce24" office:value-type="string" calcext:value-type="string">
            <text:p>cere</text:p>
          </table:table-cell>
          <table:table-cell table:style-name="ce6" table:formula="of:=['Raw Data'.B2]" office:value-type="float" office:value="461.286644" calcext:value-type="float">
            <text:p>461.29</text:p>
          </table:table-cell>
          <table:table-cell table:style-name="ce9" table:formula="of:=['Raw Data'.D2]" office:value-type="float" office:value="4.71038675899751" calcext:value-type="float">
            <text:p>4.71</text:p>
          </table:table-cell>
          <table:table-cell table:style-name="ce11" table:formula="of:=['Raw Data'.I2]" office:value-type="float" office:value="1.82154460990637" calcext:value-type="float">
            <text:p>1.82</text:p>
          </table:table-cell>
          <table:table-cell table:style-name="ce14" table:formula="of:=['Raw Data'.N2]" office:value-type="float" office:value="27.143287504331" calcext:value-type="float">
            <text:p>27.14</text:p>
          </table:table-cell>
          <table:table-cell table:style-name="ce9" table:formula="of:=['Raw Data'.E2]" office:value-type="float" office:value="46.4658915996552" calcext:value-type="float">
            <text:p>46.47</text:p>
          </table:table-cell>
          <table:table-cell table:style-name="ce11" table:formula="of:=['Raw Data'.J2]" office:value-type="float" office:value="368.35771894455" calcext:value-type="float">
            <text:p>368.36</text:p>
          </table:table-cell>
          <table:table-cell table:style-name="ce14" table:formula="of:=['Raw Data'.O2]" office:value-type="float" office:value="51.6520154476166" calcext:value-type="float">
            <text:p>51.65</text:p>
          </table:table-cell>
          <table:table-cell table:style-name="ce9" table:formula="of:=['Raw Data'.F2]" office:value-type="float" office:value="30.3056881427765" calcext:value-type="float">
            <text:p>30.31</text:p>
          </table:table-cell>
          <table:table-cell table:style-name="ce11" table:formula="of:=['Raw Data'.K2]" office:value-type="float" office:value="1.41804528236389" calcext:value-type="float">
            <text:p>1.42</text:p>
          </table:table-cell>
          <table:table-cell table:style-name="ce14" table:formula="of:=['Raw Data'.P2]" office:value-type="float" office:value="3.02730488777161" calcext:value-type="float">
            <text:p>3.03</text:p>
          </table:table-cell>
        </table:table-row>
        <table:table-row table:style-name="ro1">
          <table:table-cell table:style-name="ce24" office:value-type="string" calcext:value-type="string">
            <text:p>coreutils</text:p>
          </table:table-cell>
          <table:table-cell table:style-name="ce6" table:formula="of:=['Raw Data'.B3]" office:value-type="float" office:value="205.281778" calcext:value-type="float">
            <text:p>205.28</text:p>
          </table:table-cell>
          <table:table-cell table:style-name="ce9" table:formula="of:=['Raw Data'.D3]" office:value-type="float" office:value="5.51000050282105" calcext:value-type="float">
            <text:p>5.51</text:p>
          </table:table-cell>
          <table:table-cell table:style-name="ce11" table:formula="of:=['Raw Data'.I3]" office:value-type="float" office:value="11.6246440538916" calcext:value-type="float">
            <text:p>11.62</text:p>
          </table:table-cell>
          <table:table-cell table:style-name="ce14" table:formula="of:=['Raw Data'.N3]" office:value-type="float" office:value="24.5160790647478" calcext:value-type="float">
            <text:p>24.52</text:p>
          </table:table-cell>
          <table:table-cell table:style-name="ce9" table:formula="of:=['Raw Data'.E3]" office:value-type="float" office:value="20.0870609283447" calcext:value-type="float">
            <text:p>20.09</text:p>
          </table:table-cell>
          <table:table-cell table:style-name="ce11" table:formula="of:=['Raw Data'.J3]" office:value-type="float" office:value="55.2446751594543" calcext:value-type="float">
            <text:p>55.24</text:p>
          </table:table-cell>
          <table:table-cell table:style-name="ce14" table:formula="of:=['Raw Data'.O3]" office:value-type="float" office:value="6.66295266151428" calcext:value-type="float">
            <text:p>6.66</text:p>
          </table:table-cell>
          <table:table-cell table:style-name="ce9" table:formula="of:=['Raw Data'.F3]" office:value-type="float" office:value="21.5976929664612" calcext:value-type="float">
            <text:p>21.60</text:p>
          </table:table-cell>
          <table:table-cell table:style-name="ce11" table:formula="of:=['Raw Data'.K3]" office:value-type="float" office:value="1.66535568237305" calcext:value-type="float">
            <text:p>1.67</text:p>
          </table:table-cell>
          <table:table-cell table:style-name="ce14" table:formula="of:=['Raw Data'.P3]" office:value-type="float" office:value="1.27087450027466" calcext:value-type="float">
            <text:p>1.27</text:p>
          </table:table-cell>
        </table:table-row>
        <table:table-row table:style-name="ro1">
          <table:table-cell table:style-name="ce24" office:value-type="string" calcext:value-type="string">
            <text:p>dblp.xml.00001.1</text:p>
          </table:table-cell>
          <table:table-cell table:style-name="ce6" table:formula="of:=['Raw Data'.B4]" office:value-type="float" office:value="104.8576" calcext:value-type="float">
            <text:p>104.86</text:p>
          </table:table-cell>
          <table:table-cell table:style-name="ce9" table:formula="of:=['Raw Data'.D4]" office:value-type="float" office:value="0.406432151794434" calcext:value-type="float">
            <text:p>0.41</text:p>
          </table:table-cell>
          <table:table-cell table:style-name="ce11" table:formula="of:=['Raw Data'.I4]" office:value-type="float" office:value="0.160209655761719" calcext:value-type="float">
            <text:p>0.16</text:p>
          </table:table-cell>
          <table:table-cell table:style-name="ce14" table:formula="of:=['Raw Data'.N4]" office:value-type="float" office:value="17.9216032028198" calcext:value-type="float">
            <text:p>17.92</text:p>
          </table:table-cell>
          <table:table-cell table:style-name="ce9" table:formula="of:=['Raw Data'.E4]" office:value-type="float" office:value="9.48208713531494" calcext:value-type="float">
            <text:p>9.48</text:p>
          </table:table-cell>
          <table:table-cell table:style-name="ce11" table:formula="of:=['Raw Data'.J4]" office:value-type="float" office:value="15.7343368530273" calcext:value-type="float">
            <text:p>15.73</text:p>
          </table:table-cell>
          <table:table-cell table:style-name="ce14" table:formula="of:=['Raw Data'.O4]" office:value-type="float" office:value="2.29113817214966" calcext:value-type="float">
            <text:p>2.29</text:p>
          </table:table-cell>
          <table:table-cell table:style-name="ce9" table:formula="of:=['Raw Data'.F4]" office:value-type="float" office:value="8.9684579372406" calcext:value-type="float">
            <text:p>8.97</text:p>
          </table:table-cell>
          <table:table-cell table:style-name="ce11" table:formula="of:=['Raw Data'.K4]" office:value-type="float" office:value="0.237438201904297" calcext:value-type="float">
            <text:p>0.24</text:p>
          </table:table-cell>
          <table:table-cell table:style-name="ce14" table:formula="of:=['Raw Data'.P4]" office:value-type="float" office:value="0.557202339172363" calcext:value-type="float">
            <text:p>0.56</text:p>
          </table:table-cell>
        </table:table-row>
        <table:table-row table:style-name="ro1">
          <table:table-cell table:style-name="ce24" office:value-type="string" calcext:value-type="string">
            <text:p>dblp.xml.00001.2</text:p>
          </table:table-cell>
          <table:table-cell table:style-name="ce6" table:formula="of:=['Raw Data'.B5]" office:value-type="float" office:value="104.8576" calcext:value-type="float">
            <text:p>104.86</text:p>
          </table:table-cell>
          <table:table-cell table:style-name="ce9" table:formula="of:=['Raw Data'.D5]" office:value-type="float" office:value="0.405890464782715" calcext:value-type="float">
            <text:p>0.41</text:p>
          </table:table-cell>
          <table:table-cell table:style-name="ce11" table:formula="of:=['Raw Data'.I5]" office:value-type="float" office:value="0.15938663482666" calcext:value-type="float">
            <text:p>0.16</text:p>
          </table:table-cell>
          <table:table-cell table:style-name="ce14" table:formula="of:=['Raw Data'.N5]" office:value-type="float" office:value="18.0645904541016" calcext:value-type="float">
            <text:p>18.06</text:p>
          </table:table-cell>
          <table:table-cell table:style-name="ce9" table:formula="of:=['Raw Data'.E5]" office:value-type="float" office:value="9.45000839233398" calcext:value-type="float">
            <text:p>9.45</text:p>
          </table:table-cell>
          <table:table-cell table:style-name="ce11" table:formula="of:=['Raw Data'.J5]" office:value-type="float" office:value="15.7276339530945" calcext:value-type="float">
            <text:p>15.73</text:p>
          </table:table-cell>
          <table:table-cell table:style-name="ce14" table:formula="of:=['Raw Data'.O5]" office:value-type="float" office:value="2.39289236068726" calcext:value-type="float">
            <text:p>2.39</text:p>
          </table:table-cell>
          <table:table-cell table:style-name="ce9" table:formula="of:=['Raw Data'.F5]" office:value-type="float" office:value="9.00826573371887" calcext:value-type="float">
            <text:p>9.01</text:p>
          </table:table-cell>
          <table:table-cell table:style-name="ce11" table:formula="of:=['Raw Data'.K5]" office:value-type="float" office:value="0.234421730041504" calcext:value-type="float">
            <text:p>0.23</text:p>
          </table:table-cell>
          <table:table-cell table:style-name="ce14" table:formula="of:=['Raw Data'.P5]" office:value-type="float" office:value="0.593446969985962" calcext:value-type="float">
            <text:p>0.59</text:p>
          </table:table-cell>
        </table:table-row>
        <table:table-row table:style-name="ro1">
          <table:table-cell table:style-name="ce24" office:value-type="string" calcext:value-type="string">
            <text:p>dblp.xml.0001.1</text:p>
          </table:table-cell>
          <table:table-cell table:style-name="ce6" table:formula="of:=['Raw Data'.B6]" office:value-type="float" office:value="104.8576" calcext:value-type="float">
            <text:p>104.86</text:p>
          </table:table-cell>
          <table:table-cell table:style-name="ce9" table:formula="of:=['Raw Data'.D6]" office:value-type="float" office:value="0.820183753967285" calcext:value-type="float">
            <text:p>0.82</text:p>
          </table:table-cell>
          <table:table-cell table:style-name="ce11" table:formula="of:=['Raw Data'.I6]" office:value-type="float" office:value="0.194634437561035" calcext:value-type="float">
            <text:p>0.19</text:p>
          </table:table-cell>
          <table:table-cell table:style-name="ce14" table:formula="of:=['Raw Data'.N6]" office:value-type="float" office:value="17.9490556716919" calcext:value-type="float">
            <text:p>17.95</text:p>
          </table:table-cell>
          <table:table-cell table:style-name="ce9" table:formula="of:=['Raw Data'.E6]" office:value-type="float" office:value="9.90641212463379" calcext:value-type="float">
            <text:p>9.91</text:p>
          </table:table-cell>
          <table:table-cell table:style-name="ce11" table:formula="of:=['Raw Data'.J6]" office:value-type="float" office:value="15.9720916748047" calcext:value-type="float">
            <text:p>15.97</text:p>
          </table:table-cell>
          <table:table-cell table:style-name="ce14" table:formula="of:=['Raw Data'.O6]" office:value-type="float" office:value="2.25559544563293" calcext:value-type="float">
            <text:p>2.26</text:p>
          </table:table-cell>
          <table:table-cell table:style-name="ce9" table:formula="of:=['Raw Data'.F6]" office:value-type="float" office:value="8.87611627578735" calcext:value-type="float">
            <text:p>8.88</text:p>
          </table:table-cell>
          <table:table-cell table:style-name="ce11" table:formula="of:=['Raw Data'.K6]" office:value-type="float" office:value="0.234897613525391" calcext:value-type="float">
            <text:p>0.23</text:p>
          </table:table-cell>
          <table:table-cell table:style-name="ce14" table:formula="of:=['Raw Data'.P6]" office:value-type="float" office:value="0.557987213134766" calcext:value-type="float">
            <text:p>0.56</text:p>
          </table:table-cell>
        </table:table-row>
        <table:table-row table:style-name="ro1">
          <table:table-cell table:style-name="ce24" office:value-type="string" calcext:value-type="string">
            <text:p>dblp.xml.0001.2</text:p>
          </table:table-cell>
          <table:table-cell table:style-name="ce6" table:formula="of:=['Raw Data'.B7]" office:value-type="float" office:value="104.8576" calcext:value-type="float">
            <text:p>104.86</text:p>
          </table:table-cell>
          <table:table-cell table:style-name="ce9" table:formula="of:=['Raw Data'.D7]" office:value-type="float" office:value="0.80355167388916" calcext:value-type="float">
            <text:p>0.80</text:p>
          </table:table-cell>
          <table:table-cell table:style-name="ce11" table:formula="of:=['Raw Data'.I7]" office:value-type="float" office:value="0.187023162841797" calcext:value-type="float">
            <text:p>0.19</text:p>
          </table:table-cell>
          <table:table-cell table:style-name="ce14" table:formula="of:=['Raw Data'.N7]" office:value-type="float" office:value="19.3518800735474" calcext:value-type="float">
            <text:p>19.35</text:p>
          </table:table-cell>
          <table:table-cell table:style-name="ce9" table:formula="of:=['Raw Data'.E7]" office:value-type="float" office:value="9.66918611526489" calcext:value-type="float">
            <text:p>9.67</text:p>
          </table:table-cell>
          <table:table-cell table:style-name="ce11" table:formula="of:=['Raw Data'.J7]" office:value-type="float" office:value="16.6998558044434" calcext:value-type="float">
            <text:p>16.70</text:p>
          </table:table-cell>
          <table:table-cell table:style-name="ce14" table:formula="of:=['Raw Data'.O7]" office:value-type="float" office:value="2.51715564727783" calcext:value-type="float">
            <text:p>2.52</text:p>
          </table:table-cell>
          <table:table-cell table:style-name="ce9" table:formula="of:=['Raw Data'.F7]" office:value-type="float" office:value="9.10307908058167" calcext:value-type="float">
            <text:p>9.10</text:p>
          </table:table-cell>
          <table:table-cell table:style-name="ce11" table:formula="of:=['Raw Data'.K7]" office:value-type="float" office:value="0.295931577682495" calcext:value-type="float">
            <text:p>0.30</text:p>
          </table:table-cell>
          <table:table-cell table:style-name="ce14" table:formula="of:=['Raw Data'.P7]" office:value-type="float" office:value="0.663922548294067" calcext:value-type="float">
            <text:p>0.66</text:p>
          </table:table-cell>
        </table:table-row>
        <table:table-row table:style-name="ro1">
          <table:table-cell table:style-name="ce24" office:value-type="string" calcext:value-type="string">
            <text:p>dna.001.1</text:p>
          </table:table-cell>
          <table:table-cell table:style-name="ce6" table:formula="of:=['Raw Data'.B8]" office:value-type="float" office:value="104.8576" calcext:value-type="float">
            <text:p>104.86</text:p>
          </table:table-cell>
          <table:table-cell table:style-name="ce9" table:formula="of:=['Raw Data'.D8]" office:value-type="float" office:value="3.74689769744873" calcext:value-type="float">
            <text:p>3.75</text:p>
          </table:table-cell>
          <table:table-cell table:style-name="ce11" table:formula="of:=['Raw Data'.I8]" office:value-type="float" office:value="0.511943817138672" calcext:value-type="float">
            <text:p>0.51</text:p>
          </table:table-cell>
          <table:table-cell table:style-name="ce14" table:formula="of:=['Raw Data'.N8]" office:value-type="float" office:value="28.3058137893677" calcext:value-type="float">
            <text:p>28.31</text:p>
          </table:table-cell>
          <table:table-cell table:style-name="ce9" table:formula="of:=['Raw Data'.E8]" office:value-type="float" office:value="9.50709319114685" calcext:value-type="float">
            <text:p>9.51</text:p>
          </table:table-cell>
          <table:table-cell table:style-name="ce11" table:formula="of:=['Raw Data'.J8]" office:value-type="float" office:value="39.3785979747772" calcext:value-type="float">
            <text:p>39.38</text:p>
          </table:table-cell>
          <table:table-cell table:style-name="ce14" table:formula="of:=['Raw Data'.O8]" office:value-type="float" office:value="11.8357141017914" calcext:value-type="float">
            <text:p>11.84</text:p>
          </table:table-cell>
          <table:table-cell table:style-name="ce9" table:formula="of:=['Raw Data'.F8]" office:value-type="float" office:value="10.2438101768494" calcext:value-type="float">
            <text:p>10.24</text:p>
          </table:table-cell>
          <table:table-cell table:style-name="ce11" table:formula="of:=['Raw Data'.K8]" office:value-type="float" office:value="0.254200220108032" calcext:value-type="float">
            <text:p>0.25</text:p>
          </table:table-cell>
          <table:table-cell table:style-name="ce14" table:formula="of:=['Raw Data'.P8]" office:value-type="float" office:value="0.701223611831665" calcext:value-type="float">
            <text:p>0.70</text:p>
          </table:table-cell>
        </table:table-row>
        <table:table-row table:style-name="ro1">
          <table:table-cell table:style-name="ce24" office:value-type="string" calcext:value-type="string">
            <text:p>einstein.de.txt</text:p>
          </table:table-cell>
          <table:table-cell table:style-name="ce6" table:formula="of:=['Raw Data'.B9]" office:value-type="float" office:value="92.758441" calcext:value-type="float">
            <text:p>92.76</text:p>
          </table:table-cell>
          <table:table-cell table:style-name="ce9" table:formula="of:=['Raw Data'.D9]" office:value-type="float" office:value="0.290249595721429" calcext:value-type="float">
            <text:p>0.29</text:p>
          </table:table-cell>
          <table:table-cell table:style-name="ce11" table:formula="of:=['Raw Data'.I9]" office:value-type="float" office:value="0.107307754342271" calcext:value-type="float">
            <text:p>0.11</text:p>
          </table:table-cell>
          <table:table-cell table:style-name="ce14" table:formula="of:=['Raw Data'.N9]" office:value-type="float" office:value="31.1786083166275" calcext:value-type="float">
            <text:p>31.18</text:p>
          </table:table-cell>
          <table:table-cell table:style-name="ce9" table:formula="of:=['Raw Data'.E9]" office:value-type="float" office:value="8.83670544624329" calcext:value-type="float">
            <text:p>8.84</text:p>
          </table:table-cell>
          <table:table-cell table:style-name="ce11" table:formula="of:=['Raw Data'.J9]" office:value-type="float" office:value="10.3186848163605" calcext:value-type="float">
            <text:p>10.32</text:p>
          </table:table-cell>
          <table:table-cell table:style-name="ce14" table:formula="of:=['Raw Data'.O9]" office:value-type="float" office:value="4.08819913864136" calcext:value-type="float">
            <text:p>4.09</text:p>
          </table:table-cell>
          <table:table-cell table:style-name="ce9" table:formula="of:=['Raw Data'.F9]" office:value-type="float" office:value="8.96119356155396" calcext:value-type="float">
            <text:p>8.96</text:p>
          </table:table-cell>
          <table:table-cell table:style-name="ce11" table:formula="of:=['Raw Data'.K9]" office:value-type="float" office:value="0.212017297744751" calcext:value-type="float">
            <text:p>0.21</text:p>
          </table:table-cell>
          <table:table-cell table:style-name="ce14" table:formula="of:=['Raw Data'.P9]" office:value-type="float" office:value="0.632184505462647" calcext:value-type="float">
            <text:p>0.63</text:p>
          </table:table-cell>
        </table:table-row>
        <table:table-row table:style-name="ro1">
          <table:table-cell table:style-name="ce24" office:value-type="string" calcext:value-type="string">
            <text:p>einstein.en.txt</text:p>
          </table:table-cell>
          <table:table-cell table:style-name="ce6" table:formula="of:=['Raw Data'.B10]" office:value-type="float" office:value="467.626544" calcext:value-type="float">
            <text:p>467.63</text:p>
          </table:table-cell>
          <table:table-cell table:style-name="ce9" table:formula="of:=['Raw Data'.D10]" office:value-type="float" office:value="0.203780348277235" calcext:value-type="float">
            <text:p>0.20</text:p>
          </table:table-cell>
          <table:table-cell table:style-name="ce11" table:formula="of:=['Raw Data'.I10]" office:value-type="float" office:value="0.0705804673055514" calcext:value-type="float">
            <text:p>0.07</text:p>
          </table:table-cell>
          <table:table-cell table:style-name="ce14" table:formula="of:=['Raw Data'.N10]" office:value-type="float" office:value="35.0800614517725" calcext:value-type="float">
            <text:p>35.08</text:p>
          </table:table-cell>
          <table:table-cell table:style-name="ce9" table:formula="of:=['Raw Data'.E10]" office:value-type="float" office:value="52.7958278656006" calcext:value-type="float">
            <text:p>52.80</text:p>
          </table:table-cell>
          <table:table-cell table:style-name="ce11" table:formula="of:=['Raw Data'.J10]" office:value-type="float" office:value="53.7644875049591" calcext:value-type="float">
            <text:p>53.76</text:p>
          </table:table-cell>
          <table:table-cell table:style-name="ce14" table:formula="of:=['Raw Data'.O10]" office:value-type="float" office:value="21.3925764560699" calcext:value-type="float">
            <text:p>21.39</text:p>
          </table:table-cell>
          <table:table-cell table:style-name="ce9" table:formula="of:=['Raw Data'.F10]" office:value-type="float" office:value="46.5695016384125" calcext:value-type="float">
            <text:p>46.57</text:p>
          </table:table-cell>
          <table:table-cell table:style-name="ce11" table:formula="of:=['Raw Data'.K10]" office:value-type="float" office:value="0.967984437942505" calcext:value-type="float">
            <text:p>0.97</text:p>
          </table:table-cell>
          <table:table-cell table:style-name="ce14" table:formula="of:=['Raw Data'.P10]" office:value-type="float" office:value="3.38631963729858" calcext:value-type="float">
            <text:p>3.39</text:p>
          </table:table-cell>
        </table:table-row>
        <table:table-row table:style-name="ro1">
          <table:table-cell table:style-name="ce24" office:value-type="string" calcext:value-type="string">
            <text:p>english.001.2</text:p>
          </table:table-cell>
          <table:table-cell table:style-name="ce6" table:formula="of:=['Raw Data'.B11]" office:value-type="float" office:value="104.8576" calcext:value-type="float">
            <text:p>104.86</text:p>
          </table:table-cell>
          <table:table-cell table:style-name="ce9" table:formula="of:=['Raw Data'.D11]" office:value-type="float" office:value="4.42033672332764" calcext:value-type="float">
            <text:p>4.42</text:p>
          </table:table-cell>
          <table:table-cell table:style-name="ce11" table:formula="of:=['Raw Data'.I11]" office:value-type="float" office:value="0.546156883239746" calcext:value-type="float">
            <text:p>0.55</text:p>
          </table:table-cell>
          <table:table-cell table:style-name="ce14" table:formula="of:=['Raw Data'.N11]" office:value-type="float" office:value="42.7193021774292" calcext:value-type="float">
            <text:p>42.72</text:p>
          </table:table-cell>
          <table:table-cell table:style-name="ce9" table:formula="of:=['Raw Data'.E11]" office:value-type="float" office:value="11.4272694587708" calcext:value-type="float">
            <text:p>11.43</text:p>
          </table:table-cell>
          <table:table-cell table:style-name="ce11" table:formula="of:=['Raw Data'.J11]" office:value-type="float" office:value="23.553263425827" calcext:value-type="float">
            <text:p>23.55</text:p>
          </table:table-cell>
          <table:table-cell table:style-name="ce14" table:formula="of:=['Raw Data'.O11]" office:value-type="float" office:value="6.37035322189331" calcext:value-type="float">
            <text:p>6.37</text:p>
          </table:table-cell>
          <table:table-cell table:style-name="ce9" table:formula="of:=['Raw Data'.F11]" office:value-type="float" office:value="12.4879519939423" calcext:value-type="float">
            <text:p>12.49</text:p>
          </table:table-cell>
          <table:table-cell table:style-name="ce11" table:formula="of:=['Raw Data'.K11]" office:value-type="float" office:value="0.270166158676147" calcext:value-type="float">
            <text:p>0.27</text:p>
          </table:table-cell>
          <table:table-cell table:style-name="ce14" table:formula="of:=['Raw Data'.P11]" office:value-type="float" office:value="0.889012098312378" calcext:value-type="float">
            <text:p>0.89</text:p>
          </table:table-cell>
        </table:table-row>
        <table:table-row table:style-name="ro1">
          <table:table-cell table:style-name="ce24" office:value-type="string" calcext:value-type="string">
            <text:p>Escherichia_Coli</text:p>
          </table:table-cell>
          <table:table-cell table:style-name="ce6" table:formula="of:=['Raw Data'.B12]" office:value-type="float" office:value="112.689515" calcext:value-type="float">
            <text:p>112.69</text:p>
          </table:table-cell>
          <table:table-cell table:style-name="ce9" table:formula="of:=['Raw Data'.D12]" office:value-type="float" office:value="14.4488872811282" calcext:value-type="float">
            <text:p>14.45</text:p>
          </table:table-cell>
          <table:table-cell table:style-name="ce11" table:formula="of:=['Raw Data'.I12]" office:value-type="float" office:value="6.55534101819499" calcext:value-type="float">
            <text:p>6.56</text:p>
          </table:table-cell>
          <table:table-cell table:style-name="ce14" table:formula="of:=['Raw Data'.N12]" office:value-type="float" office:value="28.908357623156" calcext:value-type="float">
            <text:p>28.91</text:p>
          </table:table-cell>
          <table:table-cell table:style-name="ce9" table:formula="of:=['Raw Data'.E12]" office:value-type="float" office:value="11.8891170024872" calcext:value-type="float">
            <text:p>11.89</text:p>
          </table:table-cell>
          <table:table-cell table:style-name="ce11" table:formula="of:=['Raw Data'.J12]" office:value-type="float" office:value="87.3669307231903" calcext:value-type="float">
            <text:p>87.37</text:p>
          </table:table-cell>
          <table:table-cell table:style-name="ce14" table:formula="of:=['Raw Data'.O12]" office:value-type="float" office:value="12.9389073848724" calcext:value-type="float">
            <text:p>12.94</text:p>
          </table:table-cell>
          <table:table-cell table:style-name="ce9" table:formula="of:=['Raw Data'.F12]" office:value-type="float" office:value="12.8019082546234" calcext:value-type="float">
            <text:p>12.80</text:p>
          </table:table-cell>
          <table:table-cell table:style-name="ce11" table:formula="of:=['Raw Data'.K12]" office:value-type="float" office:value="0.628441333770752" calcext:value-type="float">
            <text:p>0.63</text:p>
          </table:table-cell>
          <table:table-cell table:style-name="ce14" table:formula="of:=['Raw Data'.P12]" office:value-type="float" office:value="0.748203039169312" calcext:value-type="float">
            <text:p>0.75</text:p>
          </table:table-cell>
        </table:table-row>
        <table:table-row table:style-name="ro1">
          <table:table-cell table:style-name="ce24" office:value-type="string" calcext:value-type="string">
            <text:p>fib41</text:p>
          </table:table-cell>
          <table:table-cell table:style-name="ce6" table:formula="of:=['Raw Data'.B13]" office:value-type="float" office:value="267.914296" calcext:value-type="float">
            <text:p>267.91</text:p>
          </table:table-cell>
          <table:table-cell table:style-name="ce9" table:formula="of:=['Raw Data'.D13]" office:value-type="float" office:value="0.00146427423193572" calcext:value-type="float">
            <text:p>0.00</text:p>
          </table:table-cell>
          <table:table-cell table:style-name="ce11" table:formula="of:=['Raw Data'.I13]" office:value-type="float" office:value="0.363670029762055" calcext:value-type="float">
            <text:p>0.36</text:p>
          </table:table-cell>
          <table:table-cell table:style-name="ce14" table:formula="of:=['Raw Data'.N13]" office:value-type="float" office:value="0.722554947198488" calcext:value-type="float">
            <text:p>0.72</text:p>
          </table:table-cell>
          <table:table-cell table:style-name="ce9" table:formula="of:=['Raw Data'.E13]" office:value-type="float" office:value="9.76674842834473" calcext:value-type="float">
            <text:p>9.77</text:p>
          </table:table-cell>
          <table:table-cell table:style-name="ce11" table:formula="of:=['Raw Data'.J13]" office:value-type="float" office:value="17.4100396633148" calcext:value-type="float">
            <text:p>17.41</text:p>
          </table:table-cell>
          <table:table-cell table:style-name="ce14" table:formula="of:=['Raw Data'.O13]" office:value-type="float" office:value="1.73649644851685" calcext:value-type="float">
            <text:p>1.74</text:p>
          </table:table-cell>
          <table:table-cell table:style-name="ce9" table:formula="of:=['Raw Data'.F13]" office:value-type="float" office:value="16.4929728507996" calcext:value-type="float">
            <text:p>16.49</text:p>
          </table:table-cell>
          <table:table-cell table:style-name="ce11" table:formula="of:=['Raw Data'.K13]" office:value-type="float" office:value="0.747984170913696" calcext:value-type="float">
            <text:p>0.75</text:p>
          </table:table-cell>
          <table:table-cell table:style-name="ce14" table:formula="of:=['Raw Data'.P13]" office:value-type="float" office:value="0.983553886413574" calcext:value-type="float">
            <text:p>0.98</text:p>
          </table:table-cell>
        </table:table-row>
        <table:table-row table:style-name="ro1">
          <table:table-cell table:style-name="ce24" office:value-type="string" calcext:value-type="string">
            <text:p>influenza</text:p>
          </table:table-cell>
          <table:table-cell table:style-name="ce6" table:formula="of:=['Raw Data'.B14]" office:value-type="float" office:value="154.808555" calcext:value-type="float">
            <text:p>154.81</text:p>
          </table:table-cell>
          <table:table-cell table:style-name="ce9" table:formula="of:=['Raw Data'.D14]" office:value-type="float" office:value="5.05668630522389" calcext:value-type="float">
            <text:p>5.06</text:p>
          </table:table-cell>
          <table:table-cell table:style-name="ce11" table:formula="of:=['Raw Data'.I14]" office:value-type="float" office:value="1.64879389255975" calcext:value-type="float">
            <text:p>1.65</text:p>
          </table:table-cell>
          <table:table-cell table:style-name="ce14" table:formula="of:=['Raw Data'.N14]" office:value-type="float" office:value="11.213871869032" calcext:value-type="float">
            <text:p>11.21</text:p>
          </table:table-cell>
          <table:table-cell table:style-name="ce9" table:formula="of:=['Raw Data'.E14]" office:value-type="float" office:value="13.8969030380249" calcext:value-type="float">
            <text:p>13.90</text:p>
          </table:table-cell>
          <table:table-cell table:style-name="ce11" table:formula="of:=['Raw Data'.J14]" office:value-type="float" office:value="30.3909447193146" calcext:value-type="float">
            <text:p>30.39</text:p>
          </table:table-cell>
          <table:table-cell table:style-name="ce14" table:formula="of:=['Raw Data'.O14]" office:value-type="float" office:value="7.08766627311707" calcext:value-type="float">
            <text:p>7.09</text:p>
          </table:table-cell>
          <table:table-cell table:style-name="ce9" table:formula="of:=['Raw Data'.F14]" office:value-type="float" office:value="14.4521124362946" calcext:value-type="float">
            <text:p>14.45</text:p>
          </table:table-cell>
          <table:table-cell table:style-name="ce11" table:formula="of:=['Raw Data'.K14]" office:value-type="float" office:value="0.491923809051514" calcext:value-type="float">
            <text:p>0.49</text:p>
          </table:table-cell>
          <table:table-cell table:style-name="ce14" table:formula="of:=['Raw Data'.P14]" office:value-type="float" office:value="0.719628095626831" calcext:value-type="float">
            <text:p>0.72</text:p>
          </table:table-cell>
        </table:table-row>
        <table:table-row table:style-name="ro1">
          <table:table-cell table:style-name="ce24" office:value-type="string" calcext:value-type="string">
            <text:p>kernel</text:p>
          </table:table-cell>
          <table:table-cell table:style-name="ce6" table:formula="of:=['Raw Data'.B15]" office:value-type="float" office:value="257.961616" calcext:value-type="float">
            <text:p>257.96</text:p>
          </table:table-cell>
          <table:table-cell table:style-name="ce9" table:formula="of:=['Raw Data'.D15]" office:value-type="float" office:value="2.39930308081184" calcext:value-type="float">
            <text:p>2.40</text:p>
          </table:table-cell>
          <table:table-cell table:style-name="ce11" table:formula="of:=['Raw Data'.I15]" office:value-type="float" office:value="0.823225188665278" calcext:value-type="float">
            <text:p>0.82</text:p>
          </table:table-cell>
          <table:table-cell table:style-name="ce14" table:formula="of:=['Raw Data'.N15]" office:value-type="float" office:value="27.0119966220091" calcext:value-type="float">
            <text:p>27.01</text:p>
          </table:table-cell>
          <table:table-cell table:style-name="ce9" table:formula="of:=['Raw Data'.E15]" office:value-type="float" office:value="26.0032601356506" calcext:value-type="float">
            <text:p>26.00</text:p>
          </table:table-cell>
          <table:table-cell table:style-name="ce11" table:formula="of:=['Raw Data'.J15]" office:value-type="float" office:value="72.9621293544769" calcext:value-type="float">
            <text:p>72.96</text:p>
          </table:table-cell>
          <table:table-cell table:style-name="ce14" table:formula="of:=['Raw Data'.O15]" office:value-type="float" office:value="9.06887173652649" calcext:value-type="float">
            <text:p>9.07</text:p>
          </table:table-cell>
          <table:table-cell table:style-name="ce9" table:formula="of:=['Raw Data'.F15]" office:value-type="float" office:value="26.1223056316376" calcext:value-type="float">
            <text:p>26.12</text:p>
          </table:table-cell>
          <table:table-cell table:style-name="ce11" table:formula="of:=['Raw Data'.K15]" office:value-type="float" office:value="0.644454717636108" calcext:value-type="float">
            <text:p>0.64</text:p>
          </table:table-cell>
          <table:table-cell table:style-name="ce14" table:formula="of:=['Raw Data'.P15]" office:value-type="float" office:value="1.69200563430786" calcext:value-type="float">
            <text:p>1.69</text:p>
          </table:table-cell>
        </table:table-row>
        <table:table-row table:style-name="ro1">
          <table:table-cell table:style-name="ce24" office:value-type="string" calcext:value-type="string">
            <text:p>para</text:p>
          </table:table-cell>
          <table:table-cell table:style-name="ce6" table:formula="of:=['Raw Data'.B16]" office:value-type="float" office:value="429.265758" calcext:value-type="float">
            <text:p>429.27</text:p>
          </table:table-cell>
          <table:table-cell table:style-name="ce9" table:formula="of:=['Raw Data'.D16]" office:value-type="float" office:value="5.46865864851955" calcext:value-type="float">
            <text:p>5.47</text:p>
          </table:table-cell>
          <table:table-cell table:style-name="ce11" table:formula="of:=['Raw Data'.I16]" office:value-type="float" office:value="2.3935556956304" calcext:value-type="float">
            <text:p>2.39</text:p>
          </table:table-cell>
          <table:table-cell table:style-name="ce14" table:formula="of:=['Raw Data'.N16]" office:value-type="float" office:value="28.054791176705" calcext:value-type="float">
            <text:p>28.05</text:p>
          </table:table-cell>
          <table:table-cell table:style-name="ce9" table:formula="of:=['Raw Data'.E16]" office:value-type="float" office:value="44.1307737827301" calcext:value-type="float">
            <text:p>44.13</text:p>
          </table:table-cell>
          <table:table-cell table:style-name="ce11" table:formula="of:=['Raw Data'.J16]" office:value-type="float" office:value="360.697942733765" calcext:value-type="float">
            <text:p>360.70</text:p>
          </table:table-cell>
          <table:table-cell table:style-name="ce14" table:formula="of:=['Raw Data'.O16]" office:value-type="float" office:value="49.7300410270691" calcext:value-type="float">
            <text:p>49.73</text:p>
          </table:table-cell>
          <table:table-cell table:style-name="ce9" table:formula="of:=['Raw Data'.F16]" office:value-type="float" office:value="47.6574831008911" calcext:value-type="float">
            <text:p>47.66</text:p>
          </table:table-cell>
          <table:table-cell table:style-name="ce11" table:formula="of:=['Raw Data'.K16]" office:value-type="float" office:value="1.57305526733398" calcext:value-type="float">
            <text:p>1.57</text:p>
          </table:table-cell>
          <table:table-cell table:style-name="ce14" table:formula="of:=['Raw Data'.P16]" office:value-type="float" office:value="2.78571724891663" calcext:value-type="float">
            <text:p>2.79</text:p>
          </table:table-cell>
        </table:table-row>
        <table:table-row table:style-name="ro1">
          <table:table-cell table:style-name="ce24" office:value-type="string" calcext:value-type="string">
            <text:p>proteins.001.1</text:p>
          </table:table-cell>
          <table:table-cell table:style-name="ce6" table:formula="of:=['Raw Data'.B17]" office:value-type="float" office:value="104.8576" calcext:value-type="float">
            <text:p>104.86</text:p>
          </table:table-cell>
          <table:table-cell table:style-name="ce9" table:formula="of:=['Raw Data'.D17]" office:value-type="float" office:value="4.3883638381958" calcext:value-type="float">
            <text:p>4.39</text:p>
          </table:table-cell>
          <table:table-cell table:style-name="ce11" table:formula="of:=['Raw Data'.I17]" office:value-type="float" office:value="0.593250274658203" calcext:value-type="float">
            <text:p>0.59</text:p>
          </table:table-cell>
          <table:table-cell table:style-name="ce14" table:formula="of:=['Raw Data'.N17]" office:value-type="float" office:value="38.5272521972656" calcext:value-type="float">
            <text:p>38.53</text:p>
          </table:table-cell>
          <table:table-cell table:style-name="ce9" table:formula="of:=['Raw Data'.E17]" office:value-type="float" office:value="13.2479050159454" calcext:value-type="float">
            <text:p>13.25</text:p>
          </table:table-cell>
          <table:table-cell table:style-name="ce11" table:formula="of:=['Raw Data'.J17]" office:value-type="float" office:value="12.1336159706116" calcext:value-type="float">
            <text:p>12.13</text:p>
          </table:table-cell>
          <table:table-cell table:style-name="ce14" table:formula="of:=['Raw Data'.O17]" office:value-type="float" office:value="3.67363047599792" calcext:value-type="float">
            <text:p>3.67</text:p>
          </table:table-cell>
          <table:table-cell table:style-name="ce9" table:formula="of:=['Raw Data'.F17]" office:value-type="float" office:value="12.3163411617279" calcext:value-type="float">
            <text:p>12.32</text:p>
          </table:table-cell>
          <table:table-cell table:style-name="ce11" table:formula="of:=['Raw Data'.K17]" office:value-type="float" office:value="0.270467042922974" calcext:value-type="float">
            <text:p>0.27</text:p>
          </table:table-cell>
          <table:table-cell table:style-name="ce14" table:formula="of:=['Raw Data'.P17]" office:value-type="float" office:value="0.853331565856934" calcext:value-type="float">
            <text:p>0.85</text:p>
          </table:table-cell>
        </table:table-row>
        <table:table-row table:style-name="ro1">
          <table:table-cell table:style-name="ce24" office:value-type="string" calcext:value-type="string">
            <text:p>rs.13</text:p>
          </table:table-cell>
          <table:table-cell table:style-name="ce6" table:formula="of:=['Raw Data'.B18]" office:value-type="float" office:value="216.747218" calcext:value-type="float">
            <text:p>216.75</text:p>
          </table:table-cell>
          <table:table-cell table:style-name="ce9" table:formula="of:=['Raw Data'.D18]" office:value-type="float" office:value="0.00132827541066755" calcext:value-type="float">
            <text:p>0.00</text:p>
          </table:table-cell>
          <table:table-cell table:style-name="ce11" table:formula="of:=['Raw Data'.I18]" office:value-type="float" office:value="0.162999093257105" calcext:value-type="float">
            <text:p>0.16</text:p>
          </table:table-cell>
          <table:table-cell table:style-name="ce14" table:formula="of:=['Raw Data'.N18]" office:value-type="float" office:value="1.02895669000005" calcext:value-type="float">
            <text:p>1.03</text:p>
          </table:table-cell>
          <table:table-cell table:style-name="ce9" table:formula="of:=['Raw Data'.E18]" office:value-type="float" office:value="7.53666710853577" calcext:value-type="float">
            <text:p>7.54</text:p>
          </table:table-cell>
          <table:table-cell table:style-name="ce11" table:formula="of:=['Raw Data'.J18]" office:value-type="float" office:value="13.4889678955078" calcext:value-type="float">
            <text:p>13.49</text:p>
          </table:table-cell>
          <table:table-cell table:style-name="ce14" table:formula="of:=['Raw Data'.O18]" office:value-type="float" office:value="1.51138377189636" calcext:value-type="float">
            <text:p>1.51</text:p>
          </table:table-cell>
          <table:table-cell table:style-name="ce9" table:formula="of:=['Raw Data'.F18]" office:value-type="float" office:value="13.6963324546814" calcext:value-type="float">
            <text:p>13.70</text:p>
          </table:table-cell>
          <table:table-cell table:style-name="ce11" table:formula="of:=['Raw Data'.K18]" office:value-type="float" office:value="0.4772629737854" calcext:value-type="float">
            <text:p>0.48</text:p>
          </table:table-cell>
          <table:table-cell table:style-name="ce14" table:formula="of:=['Raw Data'.P18]" office:value-type="float" office:value="0.703174591064453" calcext:value-type="float">
            <text:p>0.70</text:p>
          </table:table-cell>
        </table:table-row>
        <table:table-row table:style-name="ro1">
          <table:table-cell table:style-name="ce24" office:value-type="string" calcext:value-type="string">
            <text:p>sources.001.2</text:p>
          </table:table-cell>
          <table:table-cell table:style-name="ce6" table:formula="of:=['Raw Data'.B19]" office:value-type="float" office:value="104.8576" calcext:value-type="float">
            <text:p>104.86</text:p>
          </table:table-cell>
          <table:table-cell table:style-name="ce9" table:formula="of:=['Raw Data'.D19]" office:value-type="float" office:value="4.25965785980225" calcext:value-type="float">
            <text:p>4.26</text:p>
          </table:table-cell>
          <table:table-cell table:style-name="ce11" table:formula="of:=['Raw Data'.I19]" office:value-type="float" office:value="0.4459228515625" calcext:value-type="float">
            <text:p>0.45</text:p>
          </table:table-cell>
          <table:table-cell table:style-name="ce14" table:formula="of:=['Raw Data'.N19]" office:value-type="float" office:value="34.5897922515869" calcext:value-type="float">
            <text:p>34.59</text:p>
          </table:table-cell>
          <table:table-cell table:style-name="ce9" table:formula="of:=['Raw Data'.E19]" office:value-type="float" office:value="10.1225523948669" calcext:value-type="float">
            <text:p>10.12</text:p>
          </table:table-cell>
          <table:table-cell table:style-name="ce11" table:formula="of:=['Raw Data'.J19]" office:value-type="float" office:value="21.1821863651276" calcext:value-type="float">
            <text:p>21.18</text:p>
          </table:table-cell>
          <table:table-cell table:style-name="ce14" table:formula="of:=['Raw Data'.O19]" office:value-type="float" office:value="4.84957933425903" calcext:value-type="float">
            <text:p>4.85</text:p>
          </table:table-cell>
          <table:table-cell table:style-name="ce9" table:formula="of:=['Raw Data'.F19]" office:value-type="float" office:value="11.9205644130707" calcext:value-type="float">
            <text:p>11.92</text:p>
          </table:table-cell>
          <table:table-cell table:style-name="ce11" table:formula="of:=['Raw Data'.K19]" office:value-type="float" office:value="0.250970602035522" calcext:value-type="float">
            <text:p>0.25</text:p>
          </table:table-cell>
          <table:table-cell table:style-name="ce14" table:formula="of:=['Raw Data'.P19]" office:value-type="float" office:value="0.781075477600098" calcext:value-type="float">
            <text:p>0.78</text:p>
          </table:table-cell>
        </table:table-row>
        <table:table-row table:style-name="ro1">
          <table:table-cell table:style-name="ce24" office:value-type="string" calcext:value-type="string">
            <text:p>tm29</text:p>
          </table:table-cell>
          <table:table-cell table:style-name="ce6" table:formula="of:=['Raw Data'.B20]" office:value-type="float" office:value="268.435456" calcext:value-type="float">
            <text:p>268.44</text:p>
          </table:table-cell>
          <table:table-cell table:style-name="ce9" table:formula="of:=['Raw Data'.D20]" office:value-type="float" office:value="0.0013645738363266" calcext:value-type="float">
            <text:p>0.00</text:p>
          </table:table-cell>
          <table:table-cell table:style-name="ce11" table:formula="of:=['Raw Data'.I20]" office:value-type="float" office:value="0.717680528759956" calcext:value-type="float">
            <text:p>0.72</text:p>
          </table:table-cell>
          <table:table-cell table:style-name="ce14" table:formula="of:=['Raw Data'.N20]" office:value-type="float" office:value="0.920259580016136" calcext:value-type="float">
            <text:p>0.92</text:p>
          </table:table-cell>
          <table:table-cell table:style-name="ce9" table:formula="of:=['Raw Data'.E20]" office:value-type="float" office:value="8.84725022315979" calcext:value-type="float">
            <text:p>8.85</text:p>
          </table:table-cell>
          <table:table-cell table:style-name="ce11" table:formula="of:=['Raw Data'.J20]" office:value-type="float" office:value="24.8765759468079" calcext:value-type="float">
            <text:p>24.88</text:p>
          </table:table-cell>
          <table:table-cell table:style-name="ce14" table:formula="of:=['Raw Data'.O20]" office:value-type="float" office:value="1.79022836685181" calcext:value-type="float">
            <text:p>1.79</text:p>
          </table:table-cell>
          <table:table-cell table:style-name="ce9" table:formula="of:=['Raw Data'.F20]" office:value-type="float" office:value="16.2553613185883" calcext:value-type="float">
            <text:p>16.26</text:p>
          </table:table-cell>
          <table:table-cell table:style-name="ce11" table:formula="of:=['Raw Data'.K20]" office:value-type="float" office:value="0.742248058319092" calcext:value-type="float">
            <text:p>0.74</text:p>
          </table:table-cell>
          <table:table-cell table:style-name="ce14" table:formula="of:=['Raw Data'.P20]" office:value-type="float" office:value="0.860226631164551" calcext:value-type="float">
            <text:p>0.86</text:p>
          </table:table-cell>
        </table:table-row>
        <table:table-row table:style-name="ro1">
          <table:table-cell table:style-name="ce24" office:value-type="string" calcext:value-type="string">
            <text:p>world_leaders</text:p>
          </table:table-cell>
          <table:table-cell table:style-name="ce6" table:formula="of:=['Raw Data'.B21]" office:value-type="float" office:value="46.968181" calcext:value-type="float">
            <text:p>46.97</text:p>
          </table:table-cell>
          <table:table-cell table:style-name="ce9" table:formula="of:=['Raw Data'.D21]" office:value-type="float" office:value="3.57696841612836" calcext:value-type="float">
            <text:p>3.58</text:p>
          </table:table-cell>
          <table:table-cell table:style-name="ce11" table:formula="of:=['Raw Data'.I21]" office:value-type="float" office:value="1.39070107909864" calcext:value-type="float">
            <text:p>1.39</text:p>
          </table:table-cell>
          <table:table-cell table:style-name="ce14" table:formula="of:=['Raw Data'.N21]" office:value-type="float" office:value="17.8567698842755" calcext:value-type="float">
            <text:p>17.86</text:p>
          </table:table-cell>
          <table:table-cell table:style-name="ce9" table:formula="of:=['Raw Data'.E21]" office:value-type="float" office:value="2.8272008895874" calcext:value-type="float">
            <text:p>2.83</text:p>
          </table:table-cell>
          <table:table-cell table:style-name="ce11" table:formula="of:=['Raw Data'.J21]" office:value-type="float" office:value="5.94135689735413" calcext:value-type="float">
            <text:p>5.94</text:p>
          </table:table-cell>
          <table:table-cell table:style-name="ce14" table:formula="of:=['Raw Data'.O21]" office:value-type="float" office:value="1.07627940177917" calcext:value-type="float">
            <text:p>1.08</text:p>
          </table:table-cell>
          <table:table-cell table:style-name="ce9" table:formula="of:=['Raw Data'.F21]" office:value-type="float" office:value="2.83556151390076" calcext:value-type="float">
            <text:p>2.84</text:p>
          </table:table-cell>
          <table:table-cell table:style-name="ce11" table:formula="of:=['Raw Data'.K21]" office:value-type="float" office:value="0.144301891326904" calcext:value-type="float">
            <text:p>0.14</text:p>
          </table:table-cell>
          <table:table-cell table:style-name="ce14" table:formula="of:=['Raw Data'.P21]" office:value-type="float" office:value="0.288550138473511" calcext:value-type="float">
            <text:p>0.29</text:p>
          </table:table-cell>
        </table:table-row>
        <table:table-row table:style-name="ro1" table:number-rows-repeated="1025"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 table:number-rows-repeated="104752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Raw Data'.A2:'Raw Data'.AM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09:18:06.742785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20:50:36.781907382</meta:creation-date>
    <dc:date>2017-04-28T09:54:10.133586415</dc:date>
    <meta:editing-duration>PT58M31S</meta:editing-duration>
    <meta:editing-cycles>26</meta:editing-cycles>
    <meta:generator>LibreOffice/5.3.2.2$Linux_X86_64 LibreOffice_project/30m0$Build-2</meta:generator>
    <meta:document-statistic meta:table-count="2" meta:cell-count="592" meta:object-count="0"/>
  </office:meta>
</office:document-meta>
</file>